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6419880" table:style-name="ce5">
            <text:p>6.419.880</text:p>
          </table:table-cell>
          <table:table-cell office:value-type="float" office:value="1011000" table:style-name="ce5">
            <text:p>1.011.0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476000" table:style-name="ce5">
            <text:p>476.000</text:p>
          </table:table-cell>
          <table:table-cell office:value-type="float" office:value="9712680" table:style-name="ce6">
            <text:p>9.712.680</text:p>
          </table:table-cell>
          <table:table-cell office:value-type="float" office:value="9253259" table:style-name="ce6">
            <text:p>9.253.259</text:p>
          </table:table-cell>
          <table:table-cell office:value-type="percentage" office:value="0.9526988431617226" table:style-name="ce7">
            <text:p>95,3%</text:p>
          </table:table-cell>
          <table:table-cell office:value-type="float" office:value="5203465" table:style-name="ce5">
            <text:p>5.203.465</text:p>
          </table:table-cell>
          <table:table-cell office:value-type="float" office:value="4289840" table:style-name="ce5">
            <text:p>4.289.840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118835" table:style-name="ce5">
            <text:p>1.118.835</text:p>
          </table:table-cell>
          <table:table-cell office:value-type="float" office:value="153300" table:style-name="ce5">
            <text:p>153.300</text:p>
          </table:table-cell>
          <table:table-cell office:value-type="float" office:value="285700" table:style-name="ce5">
            <text:p>285.700</text:p>
          </table:table-cell>
          <table:table-cell office:value-type="float" office:value="56900" table:style-name="ce5">
            <text:p>56.900</text:p>
          </table:table-cell>
          <table:table-cell office:value-type="float" office:value="1614735" table:style-name="ce6">
            <text:p>1.614.735</text:p>
          </table:table-cell>
          <table:table-cell office:value-type="float" office:value="1484438" table:style-name="ce6">
            <text:p>1.484.438</text:p>
          </table:table-cell>
          <table:table-cell office:value-type="percentage" office:value="0.91930750246944548" table:style-name="ce7">
            <text:p>91,9%</text:p>
          </table:table-cell>
          <table:table-cell office:value-type="float" office:value="860176" table:style-name="ce5">
            <text:p>860.176</text:p>
          </table:table-cell>
          <table:table-cell office:value-type="float" office:value="704087" table:style-name="ce5">
            <text:p>704.087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940415" table:style-name="ce5">
            <text:p>940.415</text:p>
          </table:table-cell>
          <table:table-cell office:value-type="float" office:value="126400" table:style-name="ce5">
            <text:p>126.400</text:p>
          </table:table-cell>
          <table:table-cell office:value-type="float" office:value="235900" table:style-name="ce5">
            <text:p>235.900</text:p>
          </table:table-cell>
          <table:table-cell office:value-type="float" office:value="43750" table:style-name="ce5">
            <text:p>43.750</text:p>
          </table:table-cell>
          <table:table-cell office:value-type="float" office:value="1346465" table:style-name="ce6">
            <text:p>1.346.465</text:p>
          </table:table-cell>
          <table:table-cell office:value-type="float" office:value="1309731" table:style-name="ce6">
            <text:p>1.309.731</text:p>
          </table:table-cell>
          <table:table-cell office:value-type="percentage" office:value="0.97271819170940199" table:style-name="ce7">
            <text:p>97,3%</text:p>
          </table:table-cell>
          <table:table-cell office:value-type="float" office:value="709886" table:style-name="ce5">
            <text:p>709.886</text:p>
          </table:table-cell>
          <table:table-cell office:value-type="float" office:value="643816" table:style-name="ce5">
            <text:p>643.816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848610" table:style-name="ce5">
            <text:p>848.610</text:p>
          </table:table-cell>
          <table:table-cell office:value-type="float" office:value="155000" table:style-name="ce5">
            <text:p>155.000</text:p>
          </table:table-cell>
          <table:table-cell office:value-type="float" office:value="256400" table:style-name="ce5">
            <text:p>256.400</text:p>
          </table:table-cell>
          <table:table-cell office:value-type="float" office:value="55550" table:style-name="ce5">
            <text:p>55.550</text:p>
          </table:table-cell>
          <table:table-cell office:value-type="float" office:value="1315560" table:style-name="ce6">
            <text:p>1.315.560</text:p>
          </table:table-cell>
          <table:table-cell office:value-type="float" office:value="1189682" table:style-name="ce6">
            <text:p>1.189.682</text:p>
          </table:table-cell>
          <table:table-cell office:value-type="percentage" office:value="0.90431603271610572" table:style-name="ce7">
            <text:p>90,4%</text:p>
          </table:table-cell>
          <table:table-cell office:value-type="float" office:value="696109" table:style-name="ce5">
            <text:p>696.109</text:p>
          </table:table-cell>
          <table:table-cell office:value-type="float" office:value="559361" table:style-name="ce5">
            <text:p>559.361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600530" table:style-name="ce5">
            <text:p>1.600.530</text:p>
          </table:table-cell>
          <table:table-cell office:value-type="float" office:value="264700" table:style-name="ce5">
            <text:p>264.700</text:p>
          </table:table-cell>
          <table:table-cell office:value-type="float" office:value="503700" table:style-name="ce5">
            <text:p>503.700</text:p>
          </table:table-cell>
          <table:table-cell office:value-type="float" office:value="120900" table:style-name="ce5">
            <text:p>120.900</text:p>
          </table:table-cell>
          <table:table-cell office:value-type="float" office:value="2489830" table:style-name="ce6">
            <text:p>2.489.830</text:p>
          </table:table-cell>
          <table:table-cell office:value-type="float" office:value="2218688" table:style-name="ce6">
            <text:p>2.218.688</text:p>
          </table:table-cell>
          <table:table-cell office:value-type="percentage" office:value="0.89110019559568321" table:style-name="ce7">
            <text:p>89,1%</text:p>
          </table:table-cell>
          <table:table-cell office:value-type="float" office:value="1312443" table:style-name="ce5">
            <text:p>1.312.443</text:p>
          </table:table-cell>
          <table:table-cell office:value-type="float" office:value="1015433" table:style-name="ce5">
            <text:p>1.015.433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493305" table:style-name="ce5">
            <text:p>493.305</text:p>
          </table:table-cell>
          <table:table-cell office:value-type="float" office:value="67300" table:style-name="ce5">
            <text:p>67.3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715755" table:style-name="ce6">
            <text:p>715.755</text:p>
          </table:table-cell>
          <table:table-cell office:value-type="float" office:value="655346" table:style-name="ce6">
            <text:p>655.346</text:p>
          </table:table-cell>
          <table:table-cell office:value-type="percentage" office:value="0.91560100872505257" table:style-name="ce7">
            <text:p>91,6%</text:p>
          </table:table-cell>
          <table:table-cell office:value-type="float" office:value="370493" table:style-name="ce5">
            <text:p>370.493</text:p>
          </table:table-cell>
          <table:table-cell office:value-type="float" office:value="305406" table:style-name="ce5">
            <text:p>305.406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202825" table:style-name="ce5">
            <text:p>2.202.825</text:p>
          </table:table-cell>
          <table:table-cell office:value-type="float" office:value="305000" table:style-name="ce5">
            <text:p>305.000</text:p>
          </table:table-cell>
          <table:table-cell office:value-type="float" office:value="514400" table:style-name="ce5">
            <text:p>514.400</text:p>
          </table:table-cell>
          <table:table-cell office:value-type="float" office:value="102850" table:style-name="ce5">
            <text:p>102.850</text:p>
          </table:table-cell>
          <table:table-cell office:value-type="float" office:value="3125075" table:style-name="ce6">
            <text:p>3.125.075</text:p>
          </table:table-cell>
          <table:table-cell office:value-type="float" office:value="2841996" table:style-name="ce6">
            <text:p>2.841.996</text:p>
          </table:table-cell>
          <table:table-cell office:value-type="percentage" office:value="0.90941689399454417" table:style-name="ce7">
            <text:p>90,9%</text:p>
          </table:table-cell>
          <table:table-cell office:value-type="float" office:value="1587803" table:style-name="ce5">
            <text:p>1.587.803</text:p>
          </table:table-cell>
          <table:table-cell office:value-type="float" office:value="1391529" table:style-name="ce5">
            <text:p>1.391.529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643715" table:style-name="ce5">
            <text:p>1.643.715</text:p>
          </table:table-cell>
          <table:table-cell office:value-type="float" office:value="240500" table:style-name="ce5">
            <text:p>240.500</text:p>
          </table:table-cell>
          <table:table-cell office:value-type="float" office:value="460900" table:style-name="ce5">
            <text:p>460.900</text:p>
          </table:table-cell>
          <table:table-cell office:value-type="float" office:value="89425" table:style-name="ce5">
            <text:p>89.425</text:p>
          </table:table-cell>
          <table:table-cell office:value-type="float" office:value="2434540" table:style-name="ce6">
            <text:p>2.434.540</text:p>
          </table:table-cell>
          <table:table-cell office:value-type="float" office:value="2244729" table:style-name="ce6">
            <text:p>2.244.729</text:p>
          </table:table-cell>
          <table:table-cell office:value-type="percentage" office:value="0.92203414197343236" table:style-name="ce7">
            <text:p>92,2%</text:p>
          </table:table-cell>
          <table:table-cell office:value-type="float" office:value="1302946" table:style-name="ce5">
            <text:p>1.302.946</text:p>
          </table:table-cell>
          <table:table-cell office:value-type="float" office:value="1014099" table:style-name="ce5">
            <text:p>1.014.099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6056540" table:style-name="ce5">
            <text:p>6.056.540</text:p>
          </table:table-cell>
          <table:table-cell office:value-type="float" office:value="895800" table:style-name="ce5">
            <text:p>895.8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394000" table:style-name="ce5">
            <text:p>394.000</text:p>
          </table:table-cell>
          <table:table-cell office:value-type="float" office:value="9044440" table:style-name="ce6">
            <text:p>9.044.440</text:p>
          </table:table-cell>
          <table:table-cell office:value-type="float" office:value="8354853" table:style-name="ce6">
            <text:p>8.354.853</text:p>
          </table:table-cell>
          <table:table-cell office:value-type="percentage" office:value="0.92375569963425042" table:style-name="ce7">
            <text:p>92,4%</text:p>
          </table:table-cell>
          <table:table-cell office:value-type="float" office:value="4758897" table:style-name="ce5">
            <text:p>4.758.897</text:p>
          </table:table-cell>
          <table:table-cell office:value-type="float" office:value="4016709" table:style-name="ce5">
            <text:p>4.016.709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3867040" table:style-name="ce5">
            <text:p>3.867.040</text:p>
          </table:table-cell>
          <table:table-cell office:value-type="float" office:value="573000" table:style-name="ce5">
            <text:p>573.0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307250" table:style-name="ce5">
            <text:p>307.250</text:p>
          </table:table-cell>
          <table:table-cell office:value-type="float" office:value="5757090" table:style-name="ce6">
            <text:p>5.757.090</text:p>
          </table:table-cell>
          <table:table-cell office:value-type="float" office:value="5203057" table:style-name="ce6">
            <text:p>5.203.057</text:p>
          </table:table-cell>
          <table:table-cell office:value-type="percentage" office:value="0.90376509660262394" table:style-name="ce7">
            <text:p>90,4%</text:p>
          </table:table-cell>
          <table:table-cell office:value-type="float" office:value="2971943" table:style-name="ce5">
            <text:p>2.971.943</text:p>
          </table:table-cell>
          <table:table-cell office:value-type="float" office:value="2408398" table:style-name="ce5">
            <text:p>2.408.398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899225" table:style-name="ce5">
            <text:p>899.225</text:p>
          </table:table-cell>
          <table:table-cell office:value-type="float" office:value="121900" table:style-name="ce5">
            <text:p>121.900</text:p>
          </table:table-cell>
          <table:table-cell office:value-type="float" office:value="228000" table:style-name="ce5">
            <text:p>228.000</text:p>
          </table:table-cell>
          <table:table-cell office:value-type="float" office:value="45550" table:style-name="ce5">
            <text:p>45.550</text:p>
          </table:table-cell>
          <table:table-cell office:value-type="float" office:value="1294675" table:style-name="ce6">
            <text:p>1.294.675</text:p>
          </table:table-cell>
          <table:table-cell office:value-type="float" office:value="1256262" table:style-name="ce6">
            <text:p>1.256.262</text:p>
          </table:table-cell>
          <table:table-cell office:value-type="percentage" office:value="0.97033000559986093" table:style-name="ce7">
            <text:p>97,0%</text:p>
          </table:table-cell>
          <table:table-cell office:value-type="float" office:value="719931" table:style-name="ce5">
            <text:p>719.931</text:p>
          </table:table-cell>
          <table:table-cell office:value-type="float" office:value="595941" table:style-name="ce5">
            <text:p>595.941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395105" table:style-name="ce5">
            <text:p>2.395.105</text:p>
          </table:table-cell>
          <table:table-cell office:value-type="float" office:value="323400" table:style-name="ce5">
            <text:p>323.400</text:p>
          </table:table-cell>
          <table:table-cell office:value-type="float" office:value="595400" table:style-name="ce5">
            <text:p>595.400</text:p>
          </table:table-cell>
          <table:table-cell office:value-type="float" office:value="116000" table:style-name="ce5">
            <text:p>116.000</text:p>
          </table:table-cell>
          <table:table-cell office:value-type="float" office:value="3429905" table:style-name="ce6">
            <text:p>3.429.905</text:p>
          </table:table-cell>
          <table:table-cell office:value-type="float" office:value="3284603" table:style-name="ce6">
            <text:p>3.284.603</text:p>
          </table:table-cell>
          <table:table-cell office:value-type="percentage" office:value="0.95763672754784757" table:style-name="ce7">
            <text:p>95,8%</text:p>
          </table:table-cell>
          <table:table-cell office:value-type="float" office:value="1816627" table:style-name="ce5">
            <text:p>1.816.627</text:p>
          </table:table-cell>
          <table:table-cell office:value-type="float" office:value="1610411" table:style-name="ce5">
            <text:p>1.610.411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65655" table:style-name="ce5">
            <text:p>265.655</text:p>
          </table:table-cell>
          <table:table-cell office:value-type="float" office:value="36300" table:style-name="ce5">
            <text:p>36.300</text:p>
          </table:table-cell>
          <table:table-cell office:value-type="float" office:value="61400" table:style-name="ce5">
            <text:p>61.400</text:p>
          </table:table-cell>
          <table:table-cell office:value-type="float" office:value="14150" table:style-name="ce5">
            <text:p>14.150</text:p>
          </table:table-cell>
          <table:table-cell office:value-type="float" office:value="377505" table:style-name="ce6">
            <text:p>377.505</text:p>
          </table:table-cell>
          <table:table-cell office:value-type="float" office:value="339780" table:style-name="ce6">
            <text:p>339.780</text:p>
          </table:table-cell>
          <table:table-cell office:value-type="percentage" office:value="0.90006754877418838" table:style-name="ce7">
            <text:p>90,0%</text:p>
          </table:table-cell>
          <table:table-cell office:value-type="float" office:value="194582" table:style-name="ce5">
            <text:p>194.582</text:p>
          </table:table-cell>
          <table:table-cell office:value-type="float" office:value="166153" table:style-name="ce5">
            <text:p>166.153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5172495" table:style-name="ce5">
            <text:p>5.172.495</text:p>
          </table:table-cell>
          <table:table-cell office:value-type="float" office:value="825900" table:style-name="ce5">
            <text:p>825.9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41800" table:style-name="ce5">
            <text:p>341.800</text:p>
          </table:table-cell>
          <table:table-cell office:value-type="float" office:value="7649595" table:style-name="ce6">
            <text:p>7.649.595</text:p>
          </table:table-cell>
          <table:table-cell office:value-type="float" office:value="6981292" table:style-name="ce6">
            <text:p>6.981.292</text:p>
          </table:table-cell>
          <table:table-cell office:value-type="percentage" office:value="0.91263550553983575" table:style-name="ce7">
            <text:p>91,3%</text:p>
          </table:table-cell>
          <table:table-cell office:value-type="float" office:value="4255036" table:style-name="ce5">
            <text:p>4.255.036</text:p>
          </table:table-cell>
          <table:table-cell office:value-type="float" office:value="3216282" table:style-name="ce5">
            <text:p>3.216.282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141475" table:style-name="ce5">
            <text:p>1.141.475</text:p>
          </table:table-cell>
          <table:table-cell office:value-type="float" office:value="185000" table:style-name="ce5">
            <text:p>185.0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674475" table:style-name="ce6">
            <text:p>1.674.475</text:p>
          </table:table-cell>
          <table:table-cell office:value-type="float" office:value="1542518" table:style-name="ce6">
            <text:p>1.542.518</text:p>
          </table:table-cell>
          <table:table-cell office:value-type="percentage" office:value="0.92119500141835498" table:style-name="ce7">
            <text:p>92,1%</text:p>
          </table:table-cell>
          <table:table-cell office:value-type="float" office:value="887204" table:style-name="ce5">
            <text:p>887.204</text:p>
          </table:table-cell>
          <table:table-cell office:value-type="float" office:value="714617" table:style-name="ce5">
            <text:p>714.617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527235" table:style-name="ce5">
            <text:p>527.235</text:p>
          </table:table-cell>
          <table:table-cell office:value-type="float" office:value="81200" table:style-name="ce5">
            <text:p>81.200</text:p>
          </table:table-cell>
          <table:table-cell office:value-type="float" office:value="145700" table:style-name="ce5">
            <text:p>145.700</text:p>
          </table:table-cell>
          <table:table-cell office:value-type="float" office:value="28900" table:style-name="ce5">
            <text:p>28.900</text:p>
          </table:table-cell>
          <table:table-cell office:value-type="float" office:value="783035" table:style-name="ce6">
            <text:p>783.035</text:p>
          </table:table-cell>
          <table:table-cell office:value-type="float" office:value="732309" table:style-name="ce6">
            <text:p>732.309</text:p>
          </table:table-cell>
          <table:table-cell office:value-type="percentage" office:value="0.93521873224057672" table:style-name="ce7">
            <text:p>93,5%</text:p>
          </table:table-cell>
          <table:table-cell office:value-type="float" office:value="419469" table:style-name="ce5">
            <text:p>419.469</text:p>
          </table:table-cell>
          <table:table-cell office:value-type="float" office:value="353413" table:style-name="ce5">
            <text:p>353.413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839060" table:style-name="ce5">
            <text:p>1.839.060</text:p>
          </table:table-cell>
          <table:table-cell office:value-type="float" office:value="251400" table:style-name="ce5">
            <text:p>251.400</text:p>
          </table:table-cell>
          <table:table-cell office:value-type="float" office:value="549600" table:style-name="ce5">
            <text:p>549.600</text:p>
          </table:table-cell>
          <table:table-cell office:value-type="float" office:value="97800" table:style-name="ce5">
            <text:p>97.800</text:p>
          </table:table-cell>
          <table:table-cell office:value-type="float" office:value="2737860" table:style-name="ce6">
            <text:p>2.737.860</text:p>
          </table:table-cell>
          <table:table-cell office:value-type="float" office:value="2489575" table:style-name="ce6">
            <text:p>2.489.575</text:p>
          </table:table-cell>
          <table:table-cell office:value-type="percentage" office:value="0.90931420890768699" table:style-name="ce7">
            <text:p>90,9%</text:p>
          </table:table-cell>
          <table:table-cell office:value-type="float" office:value="1442666" table:style-name="ce5">
            <text:p>1.442.666</text:p>
          </table:table-cell>
          <table:table-cell office:value-type="float" office:value="1184854" table:style-name="ce5">
            <text:p>1.184.854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63990" table:style-name="ce5">
            <text:p>63.990</text:p>
          </table:table-cell>
          <table:table-cell office:value-type="float" office:value="11700" table:style-name="ce5">
            <text:p>11.7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97940" table:style-name="ce6">
            <text:p>97.940</text:p>
          </table:table-cell>
          <table:table-cell office:value-type="float" office:value="85623" table:style-name="ce6">
            <text:p>85.623</text:p>
          </table:table-cell>
          <table:table-cell office:value-type="percentage" office:value="0.8742393302021646" table:style-name="ce7">
            <text:p>87,4%</text:p>
          </table:table-cell>
          <table:table-cell office:value-type="float" office:value="49674" table:style-name="ce5">
            <text:p>49.674</text:p>
          </table:table-cell>
          <table:table-cell office:value-type="float" office:value="40471" table:style-name="ce5">
            <text:p>40.471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63990" table:style-name="ce5">
            <text:p>63.990</text:p>
          </table:table-cell>
          <table:table-cell office:value-type="float" office:value="11400" table:style-name="ce5">
            <text:p>11.400</text:p>
          </table:table-cell>
          <table:table-cell office:value-type="float" office:value="15100" table:style-name="ce5">
            <text:p>15.100</text:p>
          </table:table-cell>
          <table:table-cell office:value-type="float" office:value="5250" table:style-name="ce5">
            <text:p>5.250</text:p>
          </table:table-cell>
          <table:table-cell office:value-type="float" office:value="95740" table:style-name="ce6">
            <text:p>95.740</text:p>
          </table:table-cell>
          <table:table-cell office:value-type="float" office:value="78289" table:style-name="ce6">
            <text:p>78.289</text:p>
          </table:table-cell>
          <table:table-cell office:value-type="percentage" office:value="0.81772508878211825" table:style-name="ce7">
            <text:p>81,8%</text:p>
          </table:table-cell>
          <table:table-cell office:value-type="float" office:value="47809" table:style-name="ce5">
            <text:p>47.809</text:p>
          </table:table-cell>
          <table:table-cell office:value-type="float" office:value="37272" table:style-name="ce5">
            <text:p>37.272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215768" table:style-name="ce6">
            <text:p>215.768</text:p>
          </table:table-cell>
          <table:table-cell office:value-type="float" office:value="160970" table:style-name="ce6">
            <text:p>160.970</text:p>
          </table:table-cell>
          <table:table-cell office:value-type="percentage" office:value="0.74603277594453299" table:style-name="ce7">
            <text:p>74,6%</text:p>
          </table:table-cell>
          <table:table-cell office:value-type="float" office:value="88058" table:style-name="ce5">
            <text:p>88.058</text:p>
          </table:table-cell>
          <table:table-cell office:value-type="float" office:value="74031" table:style-name="ce5">
            <text:p>74.031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3270" table:style-name="ce5">
            <text:p>3.270</text:p>
          </table:table-cell>
          <table:table-cell office:value-type="float" office:value="0" table:style-name="ce5">
            <text:p>0</text:p>
          </table:table-cell>
          <table:table-cell office:value-type="float" office:value="2475" table:style-name="ce5">
            <text:p>2.475</text:p>
          </table:table-cell>
          <table:table-cell office:value-type="float" office:value="5745" table:style-name="ce6">
            <text:p>5.745</text:p>
          </table:table-cell>
          <table:table-cell office:value-type="float" office:value="3022" table:style-name="ce6">
            <text:p>3.022</text:p>
          </table:table-cell>
          <table:table-cell office:value-type="percentage" office:value="0.5260226283724978" table:style-name="ce7">
            <text:p>52,6%</text:p>
          </table:table-cell>
          <table:table-cell office:value-type="float" office:value="2474" table:style-name="ce5">
            <text:p>2.474</text:p>
          </table:table-cell>
          <table:table-cell office:value-type="float" office:value="1885" table:style-name="ce5">
            <text:p>1.885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7609293" table:style-name="ce11">
            <text:p>37.609.293</text:p>
          </table:table-cell>
          <table:table-cell office:value-type="float" office:value="5701770" table:style-name="ce12">
            <text:p>5.701.770</text:p>
          </table:table-cell>
          <table:table-cell office:value-type="float" office:value="10189600" table:style-name="ce13">
            <text:p>10.189.600</text:p>
          </table:table-cell>
          <table:table-cell office:value-type="float" office:value="2417750" table:style-name="ce14">
            <text:p>2.417.750</text:p>
          </table:table-cell>
          <table:table-cell office:value-type="float" office:value="55918413" table:style-name="ce15">
            <text:p>55.918.413</text:p>
          </table:table-cell>
          <table:table-cell office:value-type="float" office:value="51710022" table:style-name="ce15">
            <text:p>51.710.022</text:p>
          </table:table-cell>
          <table:table-cell office:value-type="percentage" office:value="0.92474051436330995" table:style-name="ce16">
            <text:p>92,5%</text:p>
          </table:table-cell>
          <table:table-cell office:value-type="float" office:value="29697691" table:style-name="ce15">
            <text:p>29.697.691</text:p>
          </table:table-cell>
          <table:table-cell office:value-type="float" office:value="24344008" table:style-name="ce15">
            <text:p>24.344.008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292056" table:style-name="ce23">
            <text:p>4.292.056</text:p>
          </table:table-cell>
          <table:table-cell office:value-type="percentage" office:value="0.92697409754568882" table:style-name="ce24">
            <text:p>92,7%</text:p>
          </table:table-cell>
          <table:table-cell office:value-type="float" office:value="3877697" table:style-name="ce23">
            <text:p>3.877.697</text:p>
          </table:table-cell>
          <table:table-cell office:value-type="percentage" office:value="0.83748317289677143" table:style-name="ce24">
            <text:p>83,7%</text:p>
          </table:table-cell>
          <table:table-cell office:value-type="date" office:date-value="2021-07-19T00:00:00" table:style-name="ce25">
            <text:p>1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18387" table:style-name="ce5">
            <text:p>718.387</text:p>
          </table:table-cell>
          <table:table-cell office:value-type="percentage" office:value="0.91242515920735445" table:style-name="ce26">
            <text:p>91,2%</text:p>
          </table:table-cell>
          <table:table-cell office:value-type="float" office:value="641132" table:style-name="ce5">
            <text:p>641.132</text:p>
          </table:table-cell>
          <table:table-cell office:value-type="percentage" office:value="0.81430338685545467" table:style-name="ce26">
            <text:p>81,4%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31014" table:style-name="ce5">
            <text:p>631.014</text:p>
          </table:table-cell>
          <table:table-cell office:value-type="percentage" office:value="0.93294892550619857" table:style-name="ce26">
            <text:p>93,3%</text:p>
          </table:table-cell>
          <table:table-cell office:value-type="float" office:value="594956" table:style-name="ce5">
            <text:p>594.956</text:p>
          </table:table-cell>
          <table:table-cell office:value-type="percentage" office:value="0.87963747384917912" table:style-name="ce26">
            <text:p>88,0%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20327" table:style-name="ce5">
            <text:p>520.327</text:p>
          </table:table-cell>
          <table:table-cell office:value-type="percentage" office:value="0.84024267752697579" table:style-name="ce26">
            <text:p>84,0%</text:p>
          </table:table-cell>
          <table:table-cell office:value-type="float" office:value="487312" table:style-name="ce5">
            <text:p>487.312</text:p>
          </table:table-cell>
          <table:table-cell office:value-type="percentage" office:value="0.78692887294148806" table:style-name="ce26">
            <text:p>78,7%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34400" table:style-name="ce5">
            <text:p>1.034.400</text:p>
          </table:table-cell>
          <table:table-cell office:value-type="percentage" office:value="0.84905544223689666" table:style-name="ce26">
            <text:p>84,9%</text:p>
          </table:table-cell>
          <table:table-cell office:value-type="float" office:value="904850" table:style-name="ce5">
            <text:p>904.850</text:p>
          </table:table-cell>
          <table:table-cell office:value-type="percentage" office:value="0.74271830714235876" table:style-name="ce26">
            <text:p>74,3%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5035" table:style-name="ce5">
            <text:p>335.035</text:p>
          </table:table-cell>
          <table:table-cell office:value-type="percentage" office:value="0.93276185597434202" table:style-name="ce26">
            <text:p>93,3%</text:p>
          </table:table-cell>
          <table:table-cell office:value-type="float" office:value="290737" table:style-name="ce5">
            <text:p>290.737</text:p>
          </table:table-cell>
          <table:table-cell office:value-type="percentage" office:value="0.8094329957180959" table:style-name="ce26">
            <text:p>80,9%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32744" table:style-name="ce5">
            <text:p>1.432.744</text:p>
          </table:table-cell>
          <table:table-cell office:value-type="percentage" office:value="0.93513701911466585" table:style-name="ce26">
            <text:p>93,5%</text:p>
          </table:table-cell>
          <table:table-cell office:value-type="float" office:value="1319000" table:style-name="ce5">
            <text:p>1.319.000</text:p>
          </table:table-cell>
          <table:table-cell office:value-type="percentage" office:value="0.86089750032960821" table:style-name="ce26">
            <text:p>86,1%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57841" table:style-name="ce5">
            <text:p>1.057.841</text:p>
          </table:table-cell>
          <table:table-cell office:value-type="percentage" office:value="0.9192047075916171" table:style-name="ce26">
            <text:p>91,9%</text:p>
          </table:table-cell>
          <table:table-cell office:value-type="float" office:value="927980" table:style-name="ce5">
            <text:p>927.980</text:p>
          </table:table-cell>
          <table:table-cell office:value-type="percentage" office:value="0.80636275636023647" table:style-name="ce26">
            <text:p>80,6%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809349" table:style-name="ce5">
            <text:p>3.809.349</text:p>
          </table:table-cell>
          <table:table-cell office:value-type="percentage" office:value="0.88004039174727577" table:style-name="ce26">
            <text:p>88,0%</text:p>
          </table:table-cell>
          <table:table-cell office:value-type="float" office:value="3564702" table:style-name="ce5">
            <text:p>3.564.702</text:p>
          </table:table-cell>
          <table:table-cell office:value-type="percentage" office:value="0.82352174729653216" table:style-name="ce26">
            <text:p>82,4%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661460" table:style-name="ce5">
            <text:p>2.661.460</text:p>
          </table:table-cell>
          <table:table-cell office:value-type="percentage" office:value="0.91804778335471393" table:style-name="ce26">
            <text:p>91,8%</text:p>
          </table:table-cell>
          <table:table-cell office:value-type="float" office:value="2281411" table:style-name="ce5">
            <text:p>2.281.411</text:p>
          </table:table-cell>
          <table:table-cell office:value-type="percentage" office:value="0.78695314281299034" table:style-name="ce26">
            <text:p>78,7%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0803" table:style-name="ce5">
            <text:p>600.803</text:p>
          </table:table-cell>
          <table:table-cell office:value-type="percentage" office:value="0.9660951811258619" table:style-name="ce26">
            <text:p>96,6%</text:p>
          </table:table-cell>
          <table:table-cell office:value-type="float" office:value="555004" table:style-name="ce5">
            <text:p>555.004</text:p>
          </table:table-cell>
          <table:table-cell office:value-type="percentage" office:value="0.89245008747555832" table:style-name="ce26">
            <text:p>89,2%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31241" table:style-name="ce5">
            <text:p>1.631.241</text:p>
          </table:table-cell>
          <table:table-cell office:value-type="percentage" office:value="0.94834024281132334" table:style-name="ce26">
            <text:p>94,8%</text:p>
          </table:table-cell>
          <table:table-cell office:value-type="float" office:value="1546251" table:style-name="ce5">
            <text:p>1.546.251</text:p>
          </table:table-cell>
          <table:table-cell office:value-type="percentage" office:value="0.89893035350831141" table:style-name="ce26">
            <text:p>89,9%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4831" table:style-name="ce5">
            <text:p>174.831</text:p>
          </table:table-cell>
          <table:table-cell office:value-type="percentage" office:value="0.92669391130122281" table:style-name="ce26">
            <text:p>92,7%</text:p>
          </table:table-cell>
          <table:table-cell office:value-type="float" office:value="156463" table:style-name="ce5">
            <text:p>156.463</text:p>
          </table:table-cell>
          <table:table-cell office:value-type="percentage" office:value="0.82933409660714186" table:style-name="ce26">
            <text:p>82,9%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387197" table:style-name="ce5">
            <text:p>3.387.197</text:p>
          </table:table-cell>
          <table:table-cell office:value-type="percentage" office:value="0.90754096691566544" table:style-name="ce26">
            <text:p>90,8%</text:p>
          </table:table-cell>
          <table:table-cell office:value-type="float" office:value="2919594" table:style-name="ce5">
            <text:p>2.919.594</text:p>
          </table:table-cell>
          <table:table-cell office:value-type="percentage" office:value="0.78225481475130487" table:style-name="ce26">
            <text:p>78,2%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25754" table:style-name="ce5">
            <text:p>725.754</text:p>
          </table:table-cell>
          <table:table-cell office:value-type="percentage" office:value="0.92218726492772485" table:style-name="ce26">
            <text:p>92,2%</text:p>
          </table:table-cell>
          <table:table-cell office:value-type="float" office:value="656874" table:style-name="ce5">
            <text:p>656.874</text:p>
          </table:table-cell>
          <table:table-cell office:value-type="percentage" office:value="0.83466413889848945" table:style-name="ce26">
            <text:p>83,5%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5488" table:style-name="ce5">
            <text:p>345.488</text:p>
          </table:table-cell>
          <table:table-cell office:value-type="percentage" office:value="0.92007946780009475" table:style-name="ce26">
            <text:p>92,0%</text:p>
          </table:table-cell>
          <table:table-cell office:value-type="float" office:value="325484" table:style-name="ce5">
            <text:p>325.484</text:p>
          </table:table-cell>
          <table:table-cell office:value-type="percentage" office:value="0.866806214680238" table:style-name="ce26">
            <text:p>86,7%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54995" table:style-name="ce5">
            <text:p>1.254.995</text:p>
          </table:table-cell>
          <table:table-cell office:value-type="percentage" office:value="0.92738645936479314" table:style-name="ce26">
            <text:p>92,7%</text:p>
          </table:table-cell>
          <table:table-cell office:value-type="float" office:value="1104809" table:style-name="ce5">
            <text:p>1.104.809</text:p>
          </table:table-cell>
          <table:table-cell office:value-type="percentage" office:value="0.81640556877466264" table:style-name="ce26">
            <text:p>81,6%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3034" table:style-name="ce5">
            <text:p>33.034</text:p>
          </table:table-cell>
          <table:table-cell office:value-type="percentage" office:value="0.84750372004720609" table:style-name="ce26">
            <text:p>84,8%</text:p>
          </table:table-cell>
          <table:table-cell office:value-type="float" office:value="31318" table:style-name="ce5">
            <text:p>31.318</text:p>
          </table:table-cell>
          <table:table-cell office:value-type="percentage" office:value="0.803478885525168" table:style-name="ce26">
            <text:p>80,3%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0656" table:style-name="ce5">
            <text:p>30.656</text:p>
          </table:table-cell>
          <table:table-cell office:value-type="percentage" office:value="0.82353257219610476" table:style-name="ce26">
            <text:p>82,4%</text:p>
          </table:table-cell>
          <table:table-cell office:value-type="float" office:value="29244" table:style-name="ce5">
            <text:p>29.244</text:p>
          </table:table-cell>
          <table:table-cell office:value-type="percentage" office:value="0.7856010745466756" table:style-name="ce26">
            <text:p>78,6%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086" table:style-name="ce5">
            <text:p>34.086</text:p>
          </table:table-cell>
          <table:table-cell office:value-type="string" table:style-name="ce26">
            <text:p>-</text:p>
          </table:table-cell>
          <table:table-cell office:value-type="float" office:value="30121" table:style-name="ce5">
            <text:p>30.121</text:p>
          </table:table-cell>
          <table:table-cell office:value-type="string" table:style-name="ce26">
            <text:p>-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147" table:style-name="ce5">
            <text:p>1.147</text:p>
          </table:table-cell>
          <table:table-cell office:value-type="string" table:style-name="ce26">
            <text:p>-</text:p>
          </table:table-cell>
          <table:table-cell office:value-type="float" office:value="995" table:style-name="ce5">
            <text:p>995</text:p>
          </table:table-cell>
          <table:table-cell office:value-type="string" table:style-name="ce26">
            <text:p>-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4711845" table:style-name="ce15">
            <text:p>24.711.845</text:p>
          </table:table-cell>
          <table:table-cell office:value-type="percentage" office:value="0.91335583571585233" table:style-name="ce16">
            <text:p>91,3%</text:p>
          </table:table-cell>
          <table:table-cell office:value-type="float" office:value="22245934" table:style-name="ce15">
            <text:p>22.245.934</text:p>
          </table:table-cell>
          <table:table-cell office:value-type="percentage" office:value="0.82221516199416489" table:style-name="ce16">
            <text:p>82,2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222" table:style-name="ce35">
            <text:p>432.222</text:p>
          </table:table-cell>
          <table:table-cell office:value-type="percentage" office:value="1" table:style-name="ce36">
            <text:p>100,0%</text:p>
          </table:table-cell>
          <table:table-cell office:value-type="float" office:value="649432" table:style-name="ce35">
            <text:p>649.432</text:p>
          </table:table-cell>
          <table:table-cell office:value-type="percentage" office:value="0.99854085528328784" table:style-name="ce36">
            <text:p>99,9%</text:p>
          </table:table-cell>
          <table:table-cell office:value-type="float" office:value="900662" table:style-name="ce35">
            <text:p>900.662</text:p>
          </table:table-cell>
          <table:table-cell office:value-type="percentage" office:value="0.98309769065444741" table:style-name="ce36">
            <text:p>98,3%</text:p>
          </table:table-cell>
          <table:table-cell office:value-type="float" office:value="1162235" table:style-name="ce35">
            <text:p>1.162.235</text:p>
          </table:table-cell>
          <table:table-cell office:value-type="percentage" office:value="0.91874759391346073" table:style-name="ce36">
            <text:p>91,9%</text:p>
          </table:table-cell>
          <table:table-cell office:value-type="float" office:value="1147505" table:style-name="ce35">
            <text:p>1.147.505</text:p>
          </table:table-cell>
          <table:table-cell office:value-type="percentage" office:value="0.82845527516146689" table:style-name="ce36">
            <text:p>82,8%</text:p>
          </table:table-cell>
          <table:table-cell office:value-type="float" office:value="703383" table:style-name="ce35">
            <text:p>703.383</text:p>
          </table:table-cell>
          <table:table-cell office:value-type="percentage" office:value="0.61688520693867921" table:style-name="ce36">
            <text:p>61,7%</text:p>
          </table:table-cell>
          <table:table-cell office:value-type="float" office:value="200484" table:style-name="ce35">
            <text:p>200.484</text:p>
          </table:table-cell>
          <table:table-cell office:value-type="percentage" office:value="0.21588246442231487" table:style-name="ce36">
            <text:p>21,6%</text:p>
          </table:table-cell>
          <table:table-cell office:value-type="float" office:value="7542" table:style-name="ce35">
            <text:p>7.542</text:p>
          </table:table-cell>
          <table:table-cell office:value-type="percentage" office:value="1.0017173435762982E-2" table:style-name="ce36">
            <text:p>1,0%</text:p>
          </table:table-cell>
          <table:table-cell office:value-type="float" office:value="5203465" table:style-name="ce35">
            <text:p>5.203.465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9826656691682409" table:style-name="ce36">
            <text:p>69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864" table:style-name="ce38">
            <text:p>100.864</text:p>
          </table:table-cell>
          <table:table-cell office:value-type="percentage" office:value="1" table:style-name="ce39">
            <text:p>100,0%</text:p>
          </table:table-cell>
          <table:table-cell office:value-type="float" office:value="118431" table:style-name="ce38">
            <text:p>118.431</text:p>
          </table:table-cell>
          <table:table-cell office:value-type="percentage" office:value="0.99559497288890753" table:style-name="ce39">
            <text:p>99,6%</text:p>
          </table:table-cell>
          <table:table-cell office:value-type="float" office:value="150374" table:style-name="ce38">
            <text:p>150.374</text:p>
          </table:table-cell>
          <table:table-cell office:value-type="percentage" office:value="0.96167349888403564" table:style-name="ce39">
            <text:p>96,2%</text:p>
          </table:table-cell>
          <table:table-cell office:value-type="float" office:value="176798" table:style-name="ce38">
            <text:p>176.798</text:p>
          </table:table-cell>
          <table:table-cell office:value-type="percentage" office:value="0.89172122300343981" table:style-name="ce39">
            <text:p>89,2%</text:p>
          </table:table-cell>
          <table:table-cell office:value-type="float" office:value="171920" table:style-name="ce38">
            <text:p>171.920</text:p>
          </table:table-cell>
          <table:table-cell office:value-type="percentage" office:value="0.79983995757014648" table:style-name="ce39">
            <text:p>80,0%</text:p>
          </table:table-cell>
          <table:table-cell office:value-type="float" office:value="91578" table:style-name="ce38">
            <text:p>91.578</text:p>
          </table:table-cell>
          <table:table-cell office:value-type="percentage" office:value="0.55743033490376537" table:style-name="ce39">
            <text:p>55,7%</text:p>
          </table:table-cell>
          <table:table-cell office:value-type="float" office:value="38066" table:style-name="ce38">
            <text:p>38.066</text:p>
          </table:table-cell>
          <table:table-cell office:value-type="percentage" office:value="0.2919149393026127" table:style-name="ce39">
            <text:p>29,2%</text:p>
          </table:table-cell>
          <table:table-cell office:value-type="float" office:value="12145" table:style-name="ce38">
            <text:p>12.145</text:p>
          </table:table-cell>
          <table:table-cell office:value-type="percentage" office:value="0.11778797195201195" table:style-name="ce39">
            <text:p>11,8%</text:p>
          </table:table-cell>
          <table:table-cell office:value-type="float" office:value="860176" table:style-name="ce38">
            <text:p>860.176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258048456967735" table:style-name="ce39">
            <text:p>72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580" table:style-name="ce38">
            <text:p>88.580</text:p>
          </table:table-cell>
          <table:table-cell office:value-type="percentage" office:value="1" table:style-name="ce39">
            <text:p>100,0%</text:p>
          </table:table-cell>
          <table:table-cell office:value-type="float" office:value="113732" table:style-name="ce38">
            <text:p>113.732</text:p>
          </table:table-cell>
          <table:table-cell office:value-type="percentage" office:value="1" table:style-name="ce39">
            <text:p>100,0%</text:p>
          </table:table-cell>
          <table:table-cell office:value-type="float" office:value="144313" table:style-name="ce38">
            <text:p>144.313</text:p>
          </table:table-cell>
          <table:table-cell office:value-type="percentage" office:value="0.96432389811028252" table:style-name="ce39">
            <text:p>96,4%</text:p>
          </table:table-cell>
          <table:table-cell office:value-type="float" office:value="146570" table:style-name="ce38">
            <text:p>146.570</text:p>
          </table:table-cell>
          <table:table-cell office:value-type="percentage" office:value="0.9011651142057856" table:style-name="ce39">
            <text:p>90,1%</text:p>
          </table:table-cell>
          <table:table-cell office:value-type="float" office:value="137819" table:style-name="ce38">
            <text:p>137.819</text:p>
          </table:table-cell>
          <table:table-cell office:value-type="percentage" office:value="0.82529806638601622" table:style-name="ce39">
            <text:p>82,5%</text:p>
          </table:table-cell>
          <table:table-cell office:value-type="float" office:value="65120" table:style-name="ce38">
            <text:p>65.120</text:p>
          </table:table-cell>
          <table:table-cell office:value-type="percentage" office:value="0.56897711684476326" table:style-name="ce39">
            <text:p>56,9%</text:p>
          </table:table-cell>
          <table:table-cell office:value-type="float" office:value="13043" table:style-name="ce38">
            <text:p>13.043</text:p>
          </table:table-cell>
          <table:table-cell office:value-type="percentage" office:value="0.16486961358091795" table:style-name="ce39">
            <text:p>16,5%</text:p>
          </table:table-cell>
          <table:table-cell office:value-type="float" office:value="709" table:style-name="ce38">
            <text:p>709</text:p>
          </table:table-cell>
          <table:table-cell office:value-type="percentage" office:value="1.1078124999999999E-2" table:style-name="ce39">
            <text:p>1,1%</text:p>
          </table:table-cell>
          <table:table-cell office:value-type="float" office:value="709886" table:style-name="ce38">
            <text:p>709.886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6010865945625306" table:style-name="ce39">
            <text:p>76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898" table:style-name="ce38">
            <text:p>50.898</text:p>
          </table:table-cell>
          <table:table-cell office:value-type="percentage" office:value="1" table:style-name="ce39">
            <text:p>100,0%</text:p>
          </table:table-cell>
          <table:table-cell office:value-type="float" office:value="77951" table:style-name="ce38">
            <text:p>77.951</text:p>
          </table:table-cell>
          <table:table-cell office:value-type="percentage" office:value="0.96814297779323366" table:style-name="ce39">
            <text:p>96,8%</text:p>
          </table:table-cell>
          <table:table-cell office:value-type="float" office:value="104088" table:style-name="ce38">
            <text:p>104.088</text:p>
          </table:table-cell>
          <table:table-cell office:value-type="percentage" office:value="0.88788801596847255" table:style-name="ce39">
            <text:p>88,8%</text:p>
          </table:table-cell>
          <table:table-cell office:value-type="float" office:value="139601" table:style-name="ce38">
            <text:p>139.601</text:p>
          </table:table-cell>
          <table:table-cell office:value-type="percentage" office:value="0.84199955367105561" table:style-name="ce39">
            <text:p>84,2%</text:p>
          </table:table-cell>
          <table:table-cell office:value-type="float" office:value="147789" table:style-name="ce38">
            <text:p>147.789</text:p>
          </table:table-cell>
          <table:table-cell office:value-type="percentage" office:value="0.71682381700715903" table:style-name="ce39">
            <text:p>71,7%</text:p>
          </table:table-cell>
          <table:table-cell office:value-type="float" office:value="92840" table:style-name="ce38">
            <text:p>92.840</text:p>
          </table:table-cell>
          <table:table-cell office:value-type="percentage" office:value="0.50958630418196693" table:style-name="ce39">
            <text:p>51,0%</text:p>
          </table:table-cell>
          <table:table-cell office:value-type="float" office:value="61498" table:style-name="ce38">
            <text:p>61.498</text:p>
          </table:table-cell>
          <table:table-cell office:value-type="percentage" office:value="0.4458250569079758" table:style-name="ce39">
            <text:p>44,6%</text:p>
          </table:table-cell>
          <table:table-cell office:value-type="float" office:value="21444" table:style-name="ce38">
            <text:p>21.444</text:p>
          </table:table-cell>
          <table:table-cell office:value-type="percentage" office:value="0.22459153749476329" table:style-name="ce39">
            <text:p>22,5%</text:p>
          </table:table-cell>
          <table:table-cell office:value-type="float" office:value="696109" table:style-name="ce38">
            <text:p>696.109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7265551998469364" table:style-name="ce39">
            <text:p>67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855" table:style-name="ce38">
            <text:p>91.855</text:p>
          </table:table-cell>
          <table:table-cell office:value-type="percentage" office:value="1" table:style-name="ce39">
            <text:p>100,0%</text:p>
          </table:table-cell>
          <table:table-cell office:value-type="float" office:value="148867" table:style-name="ce38">
            <text:p>148.867</text:p>
          </table:table-cell>
          <table:table-cell office:value-type="percentage" office:value="0.96334716011674038" table:style-name="ce39">
            <text:p>96,3%</text:p>
          </table:table-cell>
          <table:table-cell office:value-type="float" office:value="214166" table:style-name="ce38">
            <text:p>214.166</text:p>
          </table:table-cell>
          <table:table-cell office:value-type="percentage" office:value="0.91098803872526501" table:style-name="ce39">
            <text:p>91,1%</text:p>
          </table:table-cell>
          <table:table-cell office:value-type="float" office:value="300630" table:style-name="ce38">
            <text:p>300.630</text:p>
          </table:table-cell>
          <table:table-cell office:value-type="percentage" office:value="0.85768818185967954" table:style-name="ce39">
            <text:p>85,8%</text:p>
          </table:table-cell>
          <table:table-cell office:value-type="float" office:value="278882" table:style-name="ce38">
            <text:p>278.882</text:p>
          </table:table-cell>
          <table:table-cell office:value-type="percentage" office:value="0.71890885843618857" table:style-name="ce39">
            <text:p>71,9%</text:p>
          </table:table-cell>
          <table:table-cell office:value-type="float" office:value="173205" table:style-name="ce38">
            <text:p>173.205</text:p>
          </table:table-cell>
          <table:table-cell office:value-type="percentage" office:value="0.5570474763133012" table:style-name="ce39">
            <text:p>55,7%</text:p>
          </table:table-cell>
          <table:table-cell office:value-type="float" office:value="95803" table:style-name="ce38">
            <text:p>95.803</text:p>
          </table:table-cell>
          <table:table-cell office:value-type="percentage" office:value="0.38055118610674166" table:style-name="ce39">
            <text:p>38,1%</text:p>
          </table:table-cell>
          <table:table-cell office:value-type="float" office:value="9035" table:style-name="ce38">
            <text:p>9.035</text:p>
          </table:table-cell>
          <table:table-cell office:value-type="percentage" office:value="5.0251116536983373E-2" table:style-name="ce39">
            <text:p>5,0%</text:p>
          </table:table-cell>
          <table:table-cell office:value-type="float" office:value="1312443" table:style-name="ce38">
            <text:p>1.312.443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6934945077811114" table:style-name="ce39">
            <text:p>66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261" table:style-name="ce38">
            <text:p>42.261</text:p>
          </table:table-cell>
          <table:table-cell office:value-type="percentage" office:value="1" table:style-name="ce39">
            <text:p>100,0%</text:p>
          </table:table-cell>
          <table:table-cell office:value-type="float" office:value="55807" table:style-name="ce38">
            <text:p>55.807</text:p>
          </table:table-cell>
          <table:table-cell office:value-type="percentage" office:value="1" table:style-name="ce39">
            <text:p>100,0%</text:p>
          </table:table-cell>
          <table:table-cell office:value-type="float" office:value="75091" table:style-name="ce38">
            <text:p>75.091</text:p>
          </table:table-cell>
          <table:table-cell office:value-type="percentage" office:value="0.97085784472170145" table:style-name="ce39">
            <text:p>97,1%</text:p>
          </table:table-cell>
          <table:table-cell office:value-type="float" office:value="81354" table:style-name="ce38">
            <text:p>81.354</text:p>
          </table:table-cell>
          <table:table-cell office:value-type="percentage" office:value="0.90429505135387489" table:style-name="ce39">
            <text:p>90,4%</text:p>
          </table:table-cell>
          <table:table-cell office:value-type="float" office:value="80522" table:style-name="ce38">
            <text:p>80.522</text:p>
          </table:table-cell>
          <table:table-cell office:value-type="percentage" office:value="0.82359439086008857" table:style-name="ce39">
            <text:p>82,4%</text:p>
          </table:table-cell>
          <table:table-cell office:value-type="float" office:value="28921" table:style-name="ce38">
            <text:p>28.921</text:p>
          </table:table-cell>
          <table:table-cell office:value-type="percentage" office:value="0.41038411874051056" table:style-name="ce39">
            <text:p>41,0%</text:p>
          </table:table-cell>
          <table:table-cell office:value-type="float" office:value="6051" table:style-name="ce38">
            <text:p>6.051</text:p>
          </table:table-cell>
          <table:table-cell office:value-type="percentage" office:value="0.11980991980991981" table:style-name="ce39">
            <text:p>12,0%</text:p>
          </table:table-cell>
          <table:table-cell office:value-type="float" office:value="486" table:style-name="ce38">
            <text:p>486</text:p>
          </table:table-cell>
          <table:table-cell office:value-type="percentage" office:value="1.105475058571981E-2" table:style-name="ce39">
            <text:p>1,1%</text:p>
          </table:table-cell>
          <table:table-cell office:value-type="float" office:value="370493" table:style-name="ce38">
            <text:p>370.493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068763868299095" table:style-name="ce39">
            <text:p>70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678" table:style-name="ce38">
            <text:p>228.678</text:p>
          </table:table-cell>
          <table:table-cell office:value-type="percentage" office:value="1" table:style-name="ce39">
            <text:p>100,0%</text:p>
          </table:table-cell>
          <table:table-cell office:value-type="float" office:value="249209" table:style-name="ce38">
            <text:p>249.209</text:p>
          </table:table-cell>
          <table:table-cell office:value-type="percentage" office:value="1" table:style-name="ce39">
            <text:p>100,0%</text:p>
          </table:table-cell>
          <table:table-cell office:value-type="float" office:value="312267" table:style-name="ce38">
            <text:p>312.267</text:p>
          </table:table-cell>
          <table:table-cell office:value-type="percentage" office:value="0.98019932511967356" table:style-name="ce39">
            <text:p>98,0%</text:p>
          </table:table-cell>
          <table:table-cell office:value-type="float" office:value="340055" table:style-name="ce38">
            <text:p>340.055</text:p>
          </table:table-cell>
          <table:table-cell office:value-type="percentage" office:value="0.89212304059815051" table:style-name="ce39">
            <text:p>89,2%</text:p>
          </table:table-cell>
          <table:table-cell office:value-type="float" office:value="302535" table:style-name="ce38">
            <text:p>302.535</text:p>
          </table:table-cell>
          <table:table-cell office:value-type="percentage" office:value="0.83273007528109988" table:style-name="ce39">
            <text:p>83,3%</text:p>
          </table:table-cell>
          <table:table-cell office:value-type="float" office:value="122589" table:style-name="ce38">
            <text:p>122.589</text:p>
          </table:table-cell>
          <table:table-cell office:value-type="percentage" office:value="0.45779231691332162" table:style-name="ce39">
            <text:p>45,8%</text:p>
          </table:table-cell>
          <table:table-cell office:value-type="float" office:value="30958" table:style-name="ce38">
            <text:p>30.958</text:p>
          </table:table-cell>
          <table:table-cell office:value-type="percentage" office:value="0.14671620712207237" table:style-name="ce39">
            <text:p>14,7%</text:p>
          </table:table-cell>
          <table:table-cell office:value-type="float" office:value="1512" table:style-name="ce38">
            <text:p>1.512</text:p>
          </table:table-cell>
          <table:table-cell office:value-type="percentage" office:value="9.1446819319954999E-3" table:style-name="ce39">
            <text:p>0,9%</text:p>
          </table:table-cell>
          <table:table-cell office:value-type="float" office:value="1587803" table:style-name="ce38">
            <text:p>1.587.803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2960404879395913" table:style-name="ce39">
            <text:p>73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463" table:style-name="ce38">
            <text:p>137.463</text:p>
          </table:table-cell>
          <table:table-cell office:value-type="percentage" office:value="1" table:style-name="ce39">
            <text:p>100,0%</text:p>
          </table:table-cell>
          <table:table-cell office:value-type="float" office:value="157552" table:style-name="ce38">
            <text:p>157.552</text:p>
          </table:table-cell>
          <table:table-cell office:value-type="percentage" office:value="0.99026404610907537" table:style-name="ce39">
            <text:p>99,0%</text:p>
          </table:table-cell>
          <table:table-cell office:value-type="float" office:value="216434" table:style-name="ce38">
            <text:p>216.434</text:p>
          </table:table-cell>
          <table:table-cell office:value-type="percentage" office:value="0.9907985570672575" table:style-name="ce39">
            <text:p>99,1%</text:p>
          </table:table-cell>
          <table:table-cell office:value-type="float" office:value="277957" table:style-name="ce38">
            <text:p>277.957</text:p>
          </table:table-cell>
          <table:table-cell office:value-type="percentage" office:value="0.90398987895068916" table:style-name="ce39">
            <text:p>90,4%</text:p>
          </table:table-cell>
          <table:table-cell office:value-type="float" office:value="268435" table:style-name="ce38">
            <text:p>268.435</text:p>
          </table:table-cell>
          <table:table-cell office:value-type="percentage" office:value="0.81195081744075259" table:style-name="ce39">
            <text:p>81,2%</text:p>
          </table:table-cell>
          <table:table-cell office:value-type="float" office:value="163344" table:style-name="ce38">
            <text:p>163.344</text:p>
          </table:table-cell>
          <table:table-cell office:value-type="percentage" office:value="0.61430381984272342" table:style-name="ce39">
            <text:p>61,4%</text:p>
          </table:table-cell>
          <table:table-cell office:value-type="float" office:value="79271" table:style-name="ce38">
            <text:p>79.271</text:p>
          </table:table-cell>
          <table:table-cell office:value-type="percentage" office:value="0.36348004713671939" table:style-name="ce39">
            <text:p>36,3%</text:p>
          </table:table-cell>
          <table:table-cell office:value-type="float" office:value="2490" table:style-name="ce38">
            <text:p>2.490</text:p>
          </table:table-cell>
          <table:table-cell office:value-type="percentage" office:value="1.4312648012323822E-2" table:style-name="ce39">
            <text:p>1,4%</text:p>
          </table:table-cell>
          <table:table-cell office:value-type="float" office:value="1302946" table:style-name="ce38">
            <text:p>1.302.946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2034361206202624" table:style-name="ce39">
            <text:p>72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6330" table:style-name="ce38">
            <text:p>456.330</text:p>
          </table:table-cell>
          <table:table-cell office:value-type="percentage" office:value="1" table:style-name="ce39">
            <text:p>100,0%</text:p>
          </table:table-cell>
          <table:table-cell office:value-type="float" office:value="612730" table:style-name="ce38">
            <text:p>612.730</text:p>
          </table:table-cell>
          <table:table-cell office:value-type="percentage" office:value="0.96448562235948199" table:style-name="ce39">
            <text:p>96,4%</text:p>
          </table:table-cell>
          <table:table-cell office:value-type="float" office:value="770795" table:style-name="ce38">
            <text:p>770.795</text:p>
          </table:table-cell>
          <table:table-cell office:value-type="percentage" office:value="0.92025993810770024" table:style-name="ce39">
            <text:p>92,0%</text:p>
          </table:table-cell>
          <table:table-cell office:value-type="float" office:value="961663" table:style-name="ce38">
            <text:p>961.663</text:p>
          </table:table-cell>
          <table:table-cell office:value-type="percentage" office:value="0.88082122771987026" table:style-name="ce39">
            <text:p>88,1%</text:p>
          </table:table-cell>
          <table:table-cell office:value-type="float" office:value="1007831" table:style-name="ce38">
            <text:p>1.007.831</text:p>
          </table:table-cell>
          <table:table-cell office:value-type="percentage" office:value="0.76538991687899416" table:style-name="ce39">
            <text:p>76,5%</text:p>
          </table:table-cell>
          <table:table-cell office:value-type="float" office:value="538413" table:style-name="ce38">
            <text:p>538.413</text:p>
          </table:table-cell>
          <table:table-cell office:value-type="percentage" office:value="0.51539938658998408" table:style-name="ce39">
            <text:p>51,5%</text:p>
          </table:table-cell>
          <table:table-cell office:value-type="float" office:value="328383" table:style-name="ce38">
            <text:p>328.383</text:p>
          </table:table-cell>
          <table:table-cell office:value-type="percentage" office:value="0.3914284181730408" table:style-name="ce39">
            <text:p>39,1%</text:p>
          </table:table-cell>
          <table:table-cell office:value-type="float" office:value="82752" table:style-name="ce38">
            <text:p>82.752</text:p>
          </table:table-cell>
          <table:table-cell office:value-type="percentage" office:value="0.12611442836111594" table:style-name="ce39">
            <text:p>12,6%</text:p>
          </table:table-cell>
          <table:table-cell office:value-type="float" office:value="4758897" table:style-name="ce38">
            <text:p>4.758.897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928723887507352" table:style-name="ce39">
            <text:p>69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442" table:style-name="ce38">
            <text:p>295.442</text:p>
          </table:table-cell>
          <table:table-cell office:value-type="percentage" office:value="1" table:style-name="ce39">
            <text:p>100,0%</text:p>
          </table:table-cell>
          <table:table-cell office:value-type="float" office:value="430971" table:style-name="ce38">
            <text:p>430.971</text:p>
          </table:table-cell>
          <table:table-cell office:value-type="percentage" office:value="0.98426216479164663" table:style-name="ce39">
            <text:p>98,4%</text:p>
          </table:table-cell>
          <table:table-cell office:value-type="float" office:value="550041" table:style-name="ce38">
            <text:p>550.041</text:p>
          </table:table-cell>
          <table:table-cell office:value-type="percentage" office:value="0.9471577055006819" table:style-name="ce39">
            <text:p>94,7%</text:p>
          </table:table-cell>
          <table:table-cell office:value-type="float" office:value="692196" table:style-name="ce38">
            <text:p>692.196</text:p>
          </table:table-cell>
          <table:table-cell office:value-type="percentage" office:value="0.92006475847163627" table:style-name="ce39">
            <text:p>92,0%</text:p>
          </table:table-cell>
          <table:table-cell office:value-type="float" office:value="692810" table:style-name="ce38">
            <text:p>692.810</text:p>
          </table:table-cell>
          <table:table-cell office:value-type="percentage" office:value="0.81355068413364207" table:style-name="ce39">
            <text:p>81,4%</text:p>
          </table:table-cell>
          <table:table-cell office:value-type="float" office:value="241510" table:style-name="ce38">
            <text:p>241.510</text:p>
          </table:table-cell>
          <table:table-cell office:value-type="percentage" office:value="0.37226458515411731" table:style-name="ce39">
            <text:p>37,2%</text:p>
          </table:table-cell>
          <table:table-cell office:value-type="float" office:value="65414" table:style-name="ce38">
            <text:p>65.414</text:p>
          </table:table-cell>
          <table:table-cell office:value-type="percentage" office:value="0.12674036959967139" table:style-name="ce39">
            <text:p>12,7%</text:p>
          </table:table-cell>
          <table:table-cell office:value-type="float" office:value="3559" table:style-name="ce38">
            <text:p>3.559</text:p>
          </table:table-cell>
          <table:table-cell office:value-type="percentage" office:value="8.3833689412551732E-3" table:style-name="ce39">
            <text:p>0,8%</text:p>
          </table:table-cell>
          <table:table-cell office:value-type="float" office:value="2971943" table:style-name="ce38">
            <text:p>2.971.943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6212992031340823" table:style-name="ce39">
            <text:p>66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71" table:style-name="ce38">
            <text:p>78.071</text:p>
          </table:table-cell>
          <table:table-cell office:value-type="percentage" office:value="1" table:style-name="ce39">
            <text:p>100,0%</text:p>
          </table:table-cell>
          <table:table-cell office:value-type="float" office:value="95534" table:style-name="ce38">
            <text:p>95.534</text:p>
          </table:table-cell>
          <table:table-cell office:value-type="percentage" office:value="1" table:style-name="ce39">
            <text:p>100,0%</text:p>
          </table:table-cell>
          <table:table-cell office:value-type="float" office:value="130144" table:style-name="ce38">
            <text:p>130.144</text:p>
          </table:table-cell>
          <table:table-cell office:value-type="percentage" office:value="1" table:style-name="ce39">
            <text:p>100,0%</text:p>
          </table:table-cell>
          <table:table-cell office:value-type="float" office:value="157061" table:style-name="ce38">
            <text:p>157.061</text:p>
          </table:table-cell>
          <table:table-cell office:value-type="percentage" office:value="0.92816873108925868" table:style-name="ce39">
            <text:p>92,8%</text:p>
          </table:table-cell>
          <table:table-cell office:value-type="float" office:value="139993" table:style-name="ce38">
            <text:p>139.993</text:p>
          </table:table-cell>
          <table:table-cell office:value-type="percentage" office:value="0.87773207769571271" table:style-name="ce39">
            <text:p>87,8%</text:p>
          </table:table-cell>
          <table:table-cell office:value-type="float" office:value="91098" table:style-name="ce38">
            <text:p>91.098</text:p>
          </table:table-cell>
          <table:table-cell office:value-type="percentage" office:value="0.68248938035196549" table:style-name="ce39">
            <text:p>68,2%</text:p>
          </table:table-cell>
          <table:table-cell office:value-type="float" office:value="27129" table:style-name="ce38">
            <text:p>27.129</text:p>
          </table:table-cell>
          <table:table-cell office:value-type="percentage" office:value="0.23940169431697847" table:style-name="ce39">
            <text:p>23,9%</text:p>
          </table:table-cell>
          <table:table-cell office:value-type="float" office:value="901" table:style-name="ce38">
            <text:p>901</text:p>
          </table:table-cell>
          <table:table-cell office:value-type="percentage" office:value="1.063126843657817E-2" table:style-name="ce39">
            <text:p>1,1%</text:p>
          </table:table-cell>
          <table:table-cell office:value-type="float" office:value="719931" table:style-name="ce38">
            <text:p>719.931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550902681561551" table:style-name="ce39">
            <text:p>75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193" table:style-name="ce38">
            <text:p>241.193</text:p>
          </table:table-cell>
          <table:table-cell office:value-type="percentage" office:value="1" table:style-name="ce39">
            <text:p>100,0%</text:p>
          </table:table-cell>
          <table:table-cell office:value-type="float" office:value="289505" table:style-name="ce38">
            <text:p>289.505</text:p>
          </table:table-cell>
          <table:table-cell office:value-type="percentage" office:value="0.99911306520523735" table:style-name="ce39">
            <text:p>99,9%</text:p>
          </table:table-cell>
          <table:table-cell office:value-type="float" office:value="336579" table:style-name="ce38">
            <text:p>336.579</text:p>
          </table:table-cell>
          <table:table-cell office:value-type="percentage" office:value="0.97017239938084954" table:style-name="ce39">
            <text:p>97,0%</text:p>
          </table:table-cell>
          <table:table-cell office:value-type="float" office:value="378820" table:style-name="ce38">
            <text:p>378.820</text:p>
          </table:table-cell>
          <table:table-cell office:value-type="percentage" office:value="0.9333093530497254" table:style-name="ce39">
            <text:p>93,3%</text:p>
          </table:table-cell>
          <table:table-cell office:value-type="float" office:value="385144" table:style-name="ce38">
            <text:p>385.144</text:p>
          </table:table-cell>
          <table:table-cell office:value-type="percentage" office:value="0.86896604628390806" table:style-name="ce39">
            <text:p>86,9%</text:p>
          </table:table-cell>
          <table:table-cell office:value-type="float" office:value="161636" table:style-name="ce38">
            <text:p>161.636</text:p>
          </table:table-cell>
          <table:table-cell office:value-type="percentage" office:value="0.49978973927670312" table:style-name="ce39">
            <text:p>50,0%</text:p>
          </table:table-cell>
          <table:table-cell office:value-type="float" office:value="22899" table:style-name="ce38">
            <text:p>22.899</text:p>
          </table:table-cell>
          <table:table-cell office:value-type="percentage" office:value="9.9138024339664302E-2" table:style-name="ce39">
            <text:p>9,9%</text:p>
          </table:table-cell>
          <table:table-cell office:value-type="float" office:value="851" table:style-name="ce38">
            <text:p>851</text:p>
          </table:table-cell>
          <table:table-cell office:value-type="percentage" office:value="4.7275939269028431E-3" table:style-name="ce39">
            <text:p>0,5%</text:p>
          </table:table-cell>
          <table:table-cell office:value-type="float" office:value="1816627" table:style-name="ce38">
            <text:p>1.816.627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4012190685097601" table:style-name="ce39">
            <text:p>74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32" table:style-name="ce38">
            <text:p>23.332</text:p>
          </table:table-cell>
          <table:table-cell office:value-type="percentage" office:value="1" table:style-name="ce39">
            <text:p>100,0%</text:p>
          </table:table-cell>
          <table:table-cell office:value-type="float" office:value="28549" table:style-name="ce38">
            <text:p>28.549</text:p>
          </table:table-cell>
          <table:table-cell office:value-type="percentage" office:value="1" table:style-name="ce39">
            <text:p>100,0%</text:p>
          </table:table-cell>
          <table:table-cell office:value-type="float" office:value="36683" table:style-name="ce38">
            <text:p>36.683</text:p>
          </table:table-cell>
          <table:table-cell office:value-type="percentage" office:value="0.97255952065326901" table:style-name="ce39">
            <text:p>97,3%</text:p>
          </table:table-cell>
          <table:table-cell office:value-type="float" office:value="43045" table:style-name="ce38">
            <text:p>43.045</text:p>
          </table:table-cell>
          <table:table-cell office:value-type="percentage" office:value="0.9030924806982209" table:style-name="ce39">
            <text:p>90,3%</text:p>
          </table:table-cell>
          <table:table-cell office:value-type="float" office:value="43222" table:style-name="ce38">
            <text:p>43.222</text:p>
          </table:table-cell>
          <table:table-cell office:value-type="percentage" office:value="0.81632575972198618" table:style-name="ce39">
            <text:p>81,6%</text:p>
          </table:table-cell>
          <table:table-cell office:value-type="float" office:value="15340" table:style-name="ce38">
            <text:p>15.340</text:p>
          </table:table-cell>
          <table:table-cell office:value-type="percentage" office:value="0.39014217045194433" table:style-name="ce39">
            <text:p>39,0%</text:p>
          </table:table-cell>
          <table:table-cell office:value-type="float" office:value="4065" table:style-name="ce38">
            <text:p>4.065</text:p>
          </table:table-cell>
          <table:table-cell office:value-type="percentage" office:value="0.13346247291352026" table:style-name="ce39">
            <text:p>13,3%</text:p>
          </table:table-cell>
          <table:table-cell office:value-type="float" office:value="346" table:style-name="ce38">
            <text:p>346</text:p>
          </table:table-cell>
          <table:table-cell office:value-type="percentage" office:value="1.3551621494595018E-2" table:style-name="ce39">
            <text:p>1,4%</text:p>
          </table:table-cell>
          <table:table-cell office:value-type="float" office:value="194582" table:style-name="ce38">
            <text:p>194.582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8522026974680428" table:style-name="ce39">
            <text:p>68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323" table:style-name="ce38">
            <text:p>372.323</text:p>
          </table:table-cell>
          <table:table-cell office:value-type="percentage" office:value="1" table:style-name="ce39">
            <text:p>100,0%</text:p>
          </table:table-cell>
          <table:table-cell office:value-type="float" office:value="507575" table:style-name="ce38">
            <text:p>507.575</text:p>
          </table:table-cell>
          <table:table-cell office:value-type="percentage" office:value="0.96482290749903532" table:style-name="ce39">
            <text:p>96,5%</text:p>
          </table:table-cell>
          <table:table-cell office:value-type="float" office:value="673832" table:style-name="ce38">
            <text:p>673.832</text:p>
          </table:table-cell>
          <table:table-cell office:value-type="percentage" office:value="0.95806905219934513" table:style-name="ce39">
            <text:p>95,8%</text:p>
          </table:table-cell>
          <table:table-cell office:value-type="float" office:value="905320" table:style-name="ce38">
            <text:p>905.320</text:p>
          </table:table-cell>
          <table:table-cell office:value-type="percentage" office:value="0.93064948709013218" table:style-name="ce39">
            <text:p>93,1%</text:p>
          </table:table-cell>
          <table:table-cell office:value-type="float" office:value="928147" table:style-name="ce38">
            <text:p>928.147</text:p>
          </table:table-cell>
          <table:table-cell office:value-type="percentage" office:value="0.79602923228793854" table:style-name="ce39">
            <text:p>79,6%</text:p>
          </table:table-cell>
          <table:table-cell office:value-type="float" office:value="555087" table:style-name="ce38">
            <text:p>555.087</text:p>
          </table:table-cell>
          <table:table-cell office:value-type="percentage" office:value="0.5845236089465482" table:style-name="ce39">
            <text:p>58,5%</text:p>
          </table:table-cell>
          <table:table-cell office:value-type="float" office:value="274570" table:style-name="ce38">
            <text:p>274.570</text:p>
          </table:table-cell>
          <table:table-cell office:value-type="percentage" office:value="0.36980369709417826" table:style-name="ce39">
            <text:p>37,0%</text:p>
          </table:table-cell>
          <table:table-cell office:value-type="float" office:value="38182" table:style-name="ce38">
            <text:p>38.182</text:p>
          </table:table-cell>
          <table:table-cell office:value-type="percentage" office:value="6.8977602422219092E-2" table:style-name="ce39">
            <text:p>6,9%</text:p>
          </table:table-cell>
          <table:table-cell office:value-type="float" office:value="4255036" table:style-name="ce38">
            <text:p>4.255.036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1179003726536427" table:style-name="ce39">
            <text:p>71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516" table:style-name="ce38">
            <text:p>73.516</text:p>
          </table:table-cell>
          <table:table-cell office:value-type="percentage" office:value="1" table:style-name="ce39">
            <text:p>100,0%</text:p>
          </table:table-cell>
          <table:table-cell office:value-type="float" office:value="102000" table:style-name="ce38">
            <text:p>102.000</text:p>
          </table:table-cell>
          <table:table-cell office:value-type="percentage" office:value="0.99126327758287247" table:style-name="ce39">
            <text:p>99,1%</text:p>
          </table:table-cell>
          <table:table-cell office:value-type="float" office:value="140952" table:style-name="ce38">
            <text:p>140.952</text:p>
          </table:table-cell>
          <table:table-cell office:value-type="percentage" office:value="0.95945108876923813" table:style-name="ce39">
            <text:p>95,9%</text:p>
          </table:table-cell>
          <table:table-cell office:value-type="float" office:value="197852" table:style-name="ce38">
            <text:p>197.852</text:p>
          </table:table-cell>
          <table:table-cell office:value-type="percentage" office:value="0.92776756574258168" table:style-name="ce39">
            <text:p>92,8%</text:p>
          </table:table-cell>
          <table:table-cell office:value-type="float" office:value="211434" table:style-name="ce38">
            <text:p>211.434</text:p>
          </table:table-cell>
          <table:table-cell office:value-type="percentage" office:value="0.83190311500371816" table:style-name="ce39">
            <text:p>83,2%</text:p>
          </table:table-cell>
          <table:table-cell office:value-type="float" office:value="124663" table:style-name="ce38">
            <text:p>124.663</text:p>
          </table:table-cell>
          <table:table-cell office:value-type="percentage" office:value="0.59646512251020323" table:style-name="ce39">
            <text:p>59,6%</text:p>
          </table:table-cell>
          <table:table-cell office:value-type="float" office:value="35264" table:style-name="ce38">
            <text:p>35.264</text:p>
          </table:table-cell>
          <table:table-cell office:value-type="percentage" office:value="0.20472806650875483" table:style-name="ce39">
            <text:p>20,5%</text:p>
          </table:table-cell>
          <table:table-cell office:value-type="float" office:value="1523" table:style-name="ce38">
            <text:p>1.523</text:p>
          </table:table-cell>
          <table:table-cell office:value-type="percentage" office:value="1.0733364342396436E-2" table:style-name="ce39">
            <text:p>1,1%</text:p>
          </table:table-cell>
          <table:table-cell office:value-type="float" office:value="887204" table:style-name="ce38">
            <text:p>887.204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7718414181112352" table:style-name="ce39">
            <text:p>67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97" table:style-name="ce38">
            <text:p>42.397</text:p>
          </table:table-cell>
          <table:table-cell office:value-type="percentage" office:value="1" table:style-name="ce39">
            <text:p>100,0%</text:p>
          </table:table-cell>
          <table:table-cell office:value-type="float" office:value="55680" table:style-name="ce38">
            <text:p>55.680</text:p>
          </table:table-cell>
          <table:table-cell office:value-type="percentage" office:value="0.9979925437338687" table:style-name="ce39">
            <text:p>99,8%</text:p>
          </table:table-cell>
          <table:table-cell office:value-type="float" office:value="69887" table:style-name="ce38">
            <text:p>69.887</text:p>
          </table:table-cell>
          <table:table-cell office:value-type="percentage" office:value="0.94641406207681056" table:style-name="ce39">
            <text:p>94,6%</text:p>
          </table:table-cell>
          <table:table-cell office:value-type="float" office:value="88200" table:style-name="ce38">
            <text:p>88.200</text:p>
          </table:table-cell>
          <table:table-cell office:value-type="percentage" office:value="0.91215587316689761" table:style-name="ce39">
            <text:p>91,2%</text:p>
          </table:table-cell>
          <table:table-cell office:value-type="float" office:value="89324" table:style-name="ce38">
            <text:p>89.324</text:p>
          </table:table-cell>
          <table:table-cell office:value-type="percentage" office:value="0.82705875817114494" table:style-name="ce39">
            <text:p>82,7%</text:p>
          </table:table-cell>
          <table:table-cell office:value-type="float" office:value="49155" table:style-name="ce38">
            <text:p>49.155</text:p>
          </table:table-cell>
          <table:table-cell office:value-type="percentage" office:value="0.60430779065907725" table:style-name="ce39">
            <text:p>60,4%</text:p>
          </table:table-cell>
          <table:table-cell office:value-type="float" office:value="22547" table:style-name="ce38">
            <text:p>22.547</text:p>
          </table:table-cell>
          <table:table-cell office:value-type="percentage" office:value="0.33095542149221308" table:style-name="ce39">
            <text:p>33,1%</text:p>
          </table:table-cell>
          <table:table-cell office:value-type="float" office:value="2279" table:style-name="ce38">
            <text:p>2.279</text:p>
          </table:table-cell>
          <table:table-cell office:value-type="percentage" office:value="4.0416400652621122E-2" table:style-name="ce39">
            <text:p>4,0%</text:p>
          </table:table-cell>
          <table:table-cell office:value-type="float" office:value="419469" table:style-name="ce38">
            <text:p>419.469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2153799578226008" table:style-name="ce39">
            <text:p>72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640" table:style-name="ce38">
            <text:p>163.640</text:p>
          </table:table-cell>
          <table:table-cell office:value-type="percentage" office:value="1" table:style-name="ce39">
            <text:p>100,0%</text:p>
          </table:table-cell>
          <table:table-cell office:value-type="float" office:value="212839" table:style-name="ce38">
            <text:p>212.839</text:p>
          </table:table-cell>
          <table:table-cell office:value-type="percentage" office:value="0.99886428165814878" table:style-name="ce39">
            <text:p>99,9%</text:p>
          </table:table-cell>
          <table:table-cell office:value-type="float" office:value="273066" table:style-name="ce38">
            <text:p>273.066</text:p>
          </table:table-cell>
          <table:table-cell office:value-type="percentage" office:value="0.97482141518426102" table:style-name="ce39">
            <text:p>97,5%</text:p>
          </table:table-cell>
          <table:table-cell office:value-type="float" office:value="309071" table:style-name="ce38">
            <text:p>309.071</text:p>
          </table:table-cell>
          <table:table-cell office:value-type="percentage" office:value="0.90909385046635505" table:style-name="ce39">
            <text:p>90,9%</text:p>
          </table:table-cell>
          <table:table-cell office:value-type="float" office:value="296379" table:style-name="ce38">
            <text:p>296.379</text:p>
          </table:table-cell>
          <table:table-cell office:value-type="percentage" office:value="0.81842582697517208" table:style-name="ce39">
            <text:p>81,8%</text:p>
          </table:table-cell>
          <table:table-cell office:value-type="float" office:value="145611" table:style-name="ce38">
            <text:p>145.611</text:p>
          </table:table-cell>
          <table:table-cell office:value-type="percentage" office:value="0.55887511850251204" table:style-name="ce39">
            <text:p>55,9%</text:p>
          </table:table-cell>
          <table:table-cell office:value-type="float" office:value="37803" table:style-name="ce38">
            <text:p>37.803</text:p>
          </table:table-cell>
          <table:table-cell office:value-type="percentage" office:value="0.18757628985679836" table:style-name="ce39">
            <text:p>18,8%</text:p>
          </table:table-cell>
          <table:table-cell office:value-type="float" office:value="4257" table:style-name="ce38">
            <text:p>4.257</text:p>
          </table:table-cell>
          <table:table-cell office:value-type="percentage" office:value="2.524821180740899E-2" table:style-name="ce39">
            <text:p>2,5%</text:p>
          </table:table-cell>
          <table:table-cell office:value-type="float" office:value="1442666" table:style-name="ce38">
            <text:p>1.442.666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2717109312112294" table:style-name="ce39">
            <text:p>72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3" table:style-name="ce38">
            <text:p>2.373</text:p>
          </table:table-cell>
          <table:table-cell office:value-type="percentage" office:value="0.91094049904030705" table:style-name="ce39">
            <text:p>91,1%</text:p>
          </table:table-cell>
          <table:table-cell office:value-type="float" office:value="3816" table:style-name="ce38">
            <text:p>3.816</text:p>
          </table:table-cell>
          <table:table-cell office:value-type="percentage" office:value="0.88374247336729972" table:style-name="ce39">
            <text:p>88,4%</text:p>
          </table:table-cell>
          <table:table-cell office:value-type="float" office:value="7297" table:style-name="ce38">
            <text:p>7.297</text:p>
          </table:table-cell>
          <table:table-cell office:value-type="percentage" office:value="0.92872597683594249" table:style-name="ce39">
            <text:p>92,9%</text:p>
          </table:table-cell>
          <table:table-cell office:value-type="float" office:value="9745" table:style-name="ce38">
            <text:p>9.745</text:p>
          </table:table-cell>
          <table:table-cell office:value-type="percentage" office:value="0.84328487365870541" table:style-name="ce39">
            <text:p>84,3%</text:p>
          </table:table-cell>
          <table:table-cell office:value-type="float" office:value="9803" table:style-name="ce38">
            <text:p>9.803</text:p>
          </table:table-cell>
          <table:table-cell office:value-type="percentage" office:value="0.77543110267362758" table:style-name="ce39">
            <text:p>77,5%</text:p>
          </table:table-cell>
          <table:table-cell office:value-type="float" office:value="7406" table:style-name="ce38">
            <text:p>7.406</text:p>
          </table:table-cell>
          <table:table-cell office:value-type="percentage" office:value="0.6226668908693459" table:style-name="ce39">
            <text:p>62,3%</text:p>
          </table:table-cell>
          <table:table-cell office:value-type="float" office:value="6436" table:style-name="ce38">
            <text:p>6.436</text:p>
          </table:table-cell>
          <table:table-cell office:value-type="percentage" office:value="0.5868514634813532" table:style-name="ce39">
            <text:p>58,7%</text:p>
          </table:table-cell>
          <table:table-cell office:value-type="float" office:value="2798" table:style-name="ce38">
            <text:p>2.798</text:p>
          </table:table-cell>
          <table:table-cell office:value-type="percentage" office:value="0.30659653736576814" table:style-name="ce39">
            <text:p>30,7%</text:p>
          </table:table-cell>
          <table:table-cell office:value-type="float" office:value="49674" table:style-name="ce38">
            <text:p>49.674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999788628196999" table:style-name="ce39">
            <text:p>70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83" table:style-name="ce38">
            <text:p>1.983</text:p>
          </table:table-cell>
          <table:table-cell office:value-type="percentage" office:value="0.84418901660280976" table:style-name="ce39">
            <text:p>84,4%</text:p>
          </table:table-cell>
          <table:table-cell office:value-type="float" office:value="3256" table:style-name="ce38">
            <text:p>3.256</text:p>
          </table:table-cell>
          <table:table-cell office:value-type="percentage" office:value="0.86872998932764145" table:style-name="ce39">
            <text:p>86,9%</text:p>
          </table:table-cell>
          <table:table-cell office:value-type="float" office:value="6894" table:style-name="ce38">
            <text:p>6.894</text:p>
          </table:table-cell>
          <table:table-cell office:value-type="percentage" office:value="0.88079724032196238" table:style-name="ce39">
            <text:p>88,1%</text:p>
          </table:table-cell>
          <table:table-cell office:value-type="float" office:value="9202" table:style-name="ce38">
            <text:p>9.202</text:p>
          </table:table-cell>
          <table:table-cell office:value-type="percentage" office:value="0.81440835472165674" table:style-name="ce39">
            <text:p>81,4%</text:p>
          </table:table-cell>
          <table:table-cell office:value-type="float" office:value="9321" table:style-name="ce38">
            <text:p>9.321</text:p>
          </table:table-cell>
          <table:table-cell office:value-type="percentage" office:value="0.77662056323946005" table:style-name="ce39">
            <text:p>77,7%</text:p>
          </table:table-cell>
          <table:table-cell office:value-type="float" office:value="7419" table:style-name="ce38">
            <text:p>7.419</text:p>
          </table:table-cell>
          <table:table-cell office:value-type="percentage" office:value="0.61147284266051261" table:style-name="ce39">
            <text:p>61,1%</text:p>
          </table:table-cell>
          <table:table-cell office:value-type="float" office:value="6747" table:style-name="ce38">
            <text:p>6.747</text:p>
          </table:table-cell>
          <table:table-cell office:value-type="percentage" office:value="0.56248436848686956" table:style-name="ce39">
            <text:p>56,2%</text:p>
          </table:table-cell>
          <table:table-cell office:value-type="float" office:value="2987" table:style-name="ce38">
            <text:p>2.987</text:p>
          </table:table-cell>
          <table:table-cell office:value-type="percentage" office:value="0.3119908084395237" table:style-name="ce39">
            <text:p>31,2%</text:p>
          </table:table-cell>
          <table:table-cell office:value-type="float" office:value="47809" table:style-name="ce38">
            <text:p>47.809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7405924401144834" table:style-name="ce39">
            <text:p>67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61" table:style-name="ce38">
            <text:p>3.461</text:p>
          </table:table-cell>
          <table:table-cell office:value-type="string" table:style-name="ce39">
            <text:p>-</text:p>
          </table:table-cell>
          <table:table-cell office:value-type="float" office:value="9316" table:style-name="ce38">
            <text:p>9.316</text:p>
          </table:table-cell>
          <table:table-cell office:value-type="string" table:style-name="ce39">
            <text:p>-</text:p>
          </table:table-cell>
          <table:table-cell office:value-type="float" office:value="21260" table:style-name="ce38">
            <text:p>21.260</text:p>
          </table:table-cell>
          <table:table-cell office:value-type="string" table:style-name="ce39">
            <text:p>-</text:p>
          </table:table-cell>
          <table:table-cell office:value-type="float" office:value="30039" table:style-name="ce38">
            <text:p>30.039</text:p>
          </table:table-cell>
          <table:table-cell office:value-type="string" table:style-name="ce39">
            <text:p>-</text:p>
          </table:table-cell>
          <table:table-cell office:value-type="float" office:value="23017" table:style-name="ce38">
            <text:p>23.017</text:p>
          </table:table-cell>
          <table:table-cell office:value-type="string" table:style-name="ce39">
            <text:p>-</text:p>
          </table:table-cell>
          <table:table-cell office:value-type="float" office:value="916" table:style-name="ce38">
            <text:p>916</text:p>
          </table:table-cell>
          <table:table-cell office:value-type="string" table:style-name="ce39">
            <text:p>-</text:p>
          </table:table-cell>
          <table:table-cell office:value-type="float" office:value="88058" table:style-name="ce38">
            <text:p>88.058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06" table:style-name="ce41">
            <text:p>106</text:p>
          </table:table-cell>
          <table:table-cell office:value-type="string" table:style-name="ce42">
            <text:p>-</text:p>
          </table:table-cell>
          <table:table-cell office:value-type="float" office:value="345" table:style-name="ce41">
            <text:p>345</text:p>
          </table:table-cell>
          <table:table-cell office:value-type="string" table:style-name="ce42">
            <text:p>-</text:p>
          </table:table-cell>
          <table:table-cell office:value-type="float" office:value="662" table:style-name="ce41">
            <text:p>662</text:p>
          </table:table-cell>
          <table:table-cell office:value-type="string" table:style-name="ce42">
            <text:p>-</text:p>
          </table:table-cell>
          <table:table-cell office:value-type="float" office:value="709" table:style-name="ce41">
            <text:p>709</text:p>
          </table:table-cell>
          <table:table-cell office:value-type="string" table:style-name="ce42">
            <text:p>-</text:p>
          </table:table-cell>
          <table:table-cell office:value-type="float" office:value="575" table:style-name="ce41">
            <text:p>575</text:p>
          </table:table-cell>
          <table:table-cell office:value-type="string" table:style-name="ce42">
            <text:p>-</text:p>
          </table:table-cell>
          <table:table-cell office:value-type="float" office:value="43" table:style-name="ce41">
            <text:p>43</text:p>
          </table:table-cell>
          <table:table-cell office:value-type="string" table:style-name="ce42">
            <text:p>-</text:p>
          </table:table-cell>
          <table:table-cell office:value-type="float" office:value="2474" table:style-name="ce41">
            <text:p>2.474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3468" table:style-name="ce45">
            <text:p>2.923.468</text:p>
          </table:table-cell>
          <table:table-cell office:value-type="percentage" office:value="1" table:style-name="ce46">
            <text:p>100,0%</text:p>
          </table:table-cell>
          <table:table-cell office:value-type="float" office:value="3913472" table:style-name="ce45">
            <text:p>3.913.472</text:p>
          </table:table-cell>
          <table:table-cell office:value-type="percentage" office:value="0.98823927505874298" table:style-name="ce46">
            <text:p>98,8%</text:p>
          </table:table-cell>
          <table:table-cell office:value-type="float" office:value="5117132" table:style-name="ce45">
            <text:p>5.117.132</text:p>
          </table:table-cell>
          <table:table-cell office:value-type="percentage" office:value="0.95880558802290283" table:style-name="ce46">
            <text:p>95,9%</text:p>
          </table:table-cell>
          <table:table-cell office:value-type="float" office:value="6387036" table:style-name="ce45">
            <text:p>6.387.036</text:p>
          </table:table-cell>
          <table:table-cell office:value-type="percentage" office:value="0.90811291304544406" table:style-name="ce46">
            <text:p>90,8%</text:p>
          </table:table-cell>
          <table:table-cell office:value-type="float" office:value="6370737" table:style-name="ce45">
            <text:p>6.370.737</text:p>
          </table:table-cell>
          <table:table-cell office:value-type="percentage" office:value="0.80726676522545038" table:style-name="ce46">
            <text:p>80,7%</text:p>
          </table:table-cell>
          <table:table-cell office:value-type="float" office:value="3409066" table:style-name="ce45">
            <text:p>3.409.066</text:p>
          </table:table-cell>
          <table:table-cell office:value-type="percentage" office:value="0.54716621059665005" table:style-name="ce46">
            <text:p>54,7%</text:p>
          </table:table-cell>
          <table:table-cell office:value-type="float" office:value="1380023" table:style-name="ce45">
            <text:p>1.380.023</text:p>
          </table:table-cell>
          <table:table-cell office:value-type="percentage" office:value="0.27909473692725861" table:style-name="ce46">
            <text:p>27,9%</text:p>
          </table:table-cell>
          <table:table-cell office:value-type="float" office:value="196757" table:style-name="ce45">
            <text:p>196.757</text:p>
          </table:table-cell>
          <table:table-cell office:value-type="percentage" office:value="5.0597296876117019E-2" table:style-name="ce46">
            <text:p>5,1%</text:p>
          </table:table-cell>
          <table:table-cell office:value-type="float" office:value="29697691" table:style-name="ce45">
            <text:p>29.697.691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05076281533635" table:style-name="ce46">
            <text:p>70,5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5142" table:style-name="ce35">
            <text:p>425.142</text:p>
          </table:table-cell>
          <table:table-cell office:value-type="percentage" office:value="1" table:style-name="ce36">
            <text:p>100,0%</text:p>
          </table:table-cell>
          <table:table-cell office:value-type="float" office:value="642474" table:style-name="ce35">
            <text:p>642.474</text:p>
          </table:table-cell>
          <table:table-cell office:value-type="percentage" office:value="0.98784251077445373" table:style-name="ce36">
            <text:p>98,8%</text:p>
          </table:table-cell>
          <table:table-cell office:value-type="float" office:value="728678" table:style-name="ce35">
            <text:p>728.678</text:p>
          </table:table-cell>
          <table:table-cell office:value-type="percentage" office:value="0.79537235836607012" table:style-name="ce36">
            <text:p>79,5%</text:p>
          </table:table-cell>
          <table:table-cell office:value-type="float" office:value="1092911" table:style-name="ce35">
            <text:p>1.092.911</text:p>
          </table:table-cell>
          <table:table-cell office:value-type="percentage" office:value="0.86394692262025685" table:style-name="ce36">
            <text:p>86,4%</text:p>
          </table:table-cell>
          <table:table-cell office:value-type="float" office:value="988492" table:style-name="ce35">
            <text:p>988.492</text:p>
          </table:table-cell>
          <table:table-cell office:value-type="percentage" office:value="0.71365389419210257" table:style-name="ce36">
            <text:p>71,4%</text:p>
          </table:table-cell>
          <table:table-cell office:value-type="float" office:value="302147" table:style-name="ce35">
            <text:p>302.147</text:p>
          </table:table-cell>
          <table:table-cell office:value-type="percentage" office:value="0.26499078684145211" table:style-name="ce36">
            <text:p>26,5%</text:p>
          </table:table-cell>
          <table:table-cell office:value-type="float" office:value="104603" table:style-name="ce35">
            <text:p>104.603</text:p>
          </table:table-cell>
          <table:table-cell office:value-type="percentage" office:value="0.11263718514179387" table:style-name="ce36">
            <text:p>11,3%</text:p>
          </table:table-cell>
          <table:table-cell office:value-type="float" office:value="5393" table:style-name="ce35">
            <text:p>5.393</text:p>
          </table:table-cell>
          <table:table-cell office:value-type="percentage" office:value="7.1629032536554976E-3" table:style-name="ce36">
            <text:p>0,7%</text:p>
          </table:table-cell>
          <table:table-cell office:value-type="float" office:value="4289840" table:style-name="ce35">
            <text:p>4.289.840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57566484052885314" table:style-name="ce36">
            <text:p>57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153" table:style-name="ce38">
            <text:p>99.153</text:p>
          </table:table-cell>
          <table:table-cell office:value-type="percentage" office:value="1" table:style-name="ce39">
            <text:p>100,0%</text:p>
          </table:table-cell>
          <table:table-cell office:value-type="float" office:value="117285" table:style-name="ce38">
            <text:p>117.285</text:p>
          </table:table-cell>
          <table:table-cell office:value-type="percentage" office:value="0.98596107771846497" table:style-name="ce39">
            <text:p>98,6%</text:p>
          </table:table-cell>
          <table:table-cell office:value-type="float" office:value="107048" table:style-name="ce38">
            <text:p>107.048</text:p>
          </table:table-cell>
          <table:table-cell office:value-type="percentage" office:value="0.68459457558180437" table:style-name="ce39">
            <text:p>68,5%</text:p>
          </table:table-cell>
          <table:table-cell office:value-type="float" office:value="170978" table:style-name="ce38">
            <text:p>170.978</text:p>
          </table:table-cell>
          <table:table-cell office:value-type="percentage" office:value="0.86236671945769827" table:style-name="ce39">
            <text:p>86,2%</text:p>
          </table:table-cell>
          <table:table-cell office:value-type="float" office:value="146668" table:style-name="ce38">
            <text:p>146.668</text:p>
          </table:table-cell>
          <table:table-cell office:value-type="percentage" office:value="0.68235764830676038" table:style-name="ce39">
            <text:p>68,2%</text:p>
          </table:table-cell>
          <table:table-cell office:value-type="float" office:value="32493" table:style-name="ce38">
            <text:p>32.493</text:p>
          </table:table-cell>
          <table:table-cell office:value-type="percentage" office:value="0.19778313429020122" table:style-name="ce39">
            <text:p>19,8%</text:p>
          </table:table-cell>
          <table:table-cell office:value-type="float" office:value="24501" table:style-name="ce38">
            <text:p>24.501</text:p>
          </table:table-cell>
          <table:table-cell office:value-type="percentage" office:value="0.18788966342282651" table:style-name="ce39">
            <text:p>18,8%</text:p>
          </table:table-cell>
          <table:table-cell office:value-type="float" office:value="5961" table:style-name="ce38">
            <text:p>5.961</text:p>
          </table:table-cell>
          <table:table-cell office:value-type="percentage" office:value="5.781260607706408E-2" table:style-name="ce39">
            <text:p>5,8%</text:p>
          </table:table-cell>
          <table:table-cell office:value-type="float" office:value="704087" table:style-name="ce38">
            <text:p>704.087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59409906390332234" table:style-name="ce39">
            <text:p>59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443" table:style-name="ce38">
            <text:p>87.443</text:p>
          </table:table-cell>
          <table:table-cell office:value-type="percentage" office:value="0.99563910459317284" table:style-name="ce39">
            <text:p>99,6%</text:p>
          </table:table-cell>
          <table:table-cell office:value-type="float" office:value="112562" table:style-name="ce38">
            <text:p>112.562</text:p>
          </table:table-cell>
          <table:table-cell office:value-type="percentage" office:value="1" table:style-name="ce39">
            <text:p>100,0%</text:p>
          </table:table-cell>
          <table:table-cell office:value-type="float" office:value="122801" table:style-name="ce38">
            <text:p>122.801</text:p>
          </table:table-cell>
          <table:table-cell office:value-type="percentage" office:value="0.82057707214069975" table:style-name="ce39">
            <text:p>82,1%</text:p>
          </table:table-cell>
          <table:table-cell office:value-type="float" office:value="143407" table:style-name="ce38">
            <text:p>143.407</text:p>
          </table:table-cell>
          <table:table-cell office:value-type="percentage" office:value="0.88171785176304218" table:style-name="ce39">
            <text:p>88,2%</text:p>
          </table:table-cell>
          <table:table-cell office:value-type="float" office:value="128743" table:style-name="ce38">
            <text:p>128.743</text:p>
          </table:table-cell>
          <table:table-cell office:value-type="percentage" office:value="0.77094848287053952" table:style-name="ce39">
            <text:p>77,1%</text:p>
          </table:table-cell>
          <table:table-cell office:value-type="float" office:value="38075" table:style-name="ce38">
            <text:p>38.075</text:p>
          </table:table-cell>
          <table:table-cell office:value-type="percentage" office:value="0.33267511860971072" table:style-name="ce39">
            <text:p>33,3%</text:p>
          </table:table-cell>
          <table:table-cell office:value-type="float" office:value="10204" table:style-name="ce38">
            <text:p>10.204</text:p>
          </table:table-cell>
          <table:table-cell office:value-type="percentage" office:value="0.1289833272237742" table:style-name="ce39">
            <text:p>12,9%</text:p>
          </table:table-cell>
          <table:table-cell office:value-type="float" office:value="581" table:style-name="ce38">
            <text:p>581</text:p>
          </table:table-cell>
          <table:table-cell office:value-type="percentage" office:value="9.0781249999999994E-3" table:style-name="ce39">
            <text:p>0,9%</text:p>
          </table:table-cell>
          <table:table-cell office:value-type="float" office:value="643816" table:style-name="ce38">
            <text:p>643.816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68936437216184987" table:style-name="ce39">
            <text:p>68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175" table:style-name="ce38">
            <text:p>50.175</text:p>
          </table:table-cell>
          <table:table-cell office:value-type="percentage" office:value="1" table:style-name="ce39">
            <text:p>100,0%</text:p>
          </table:table-cell>
          <table:table-cell office:value-type="float" office:value="77310" table:style-name="ce38">
            <text:p>77.310</text:p>
          </table:table-cell>
          <table:table-cell office:value-type="percentage" office:value="0.96018182721446665" table:style-name="ce39">
            <text:p>96,0%</text:p>
          </table:table-cell>
          <table:table-cell office:value-type="float" office:value="88068" table:style-name="ce38">
            <text:p>88.068</text:p>
          </table:table-cell>
          <table:table-cell office:value-type="percentage" office:value="0.75123474166389437" table:style-name="ce39">
            <text:p>75,1%</text:p>
          </table:table-cell>
          <table:table-cell office:value-type="float" office:value="135321" table:style-name="ce38">
            <text:p>135.321</text:p>
          </table:table-cell>
          <table:table-cell office:value-type="percentage" office:value="0.81618485256066153" table:style-name="ce39">
            <text:p>81,6%</text:p>
          </table:table-cell>
          <table:table-cell office:value-type="float" office:value="136438" table:style-name="ce38">
            <text:p>136.438</text:p>
          </table:table-cell>
          <table:table-cell office:value-type="percentage" office:value="0.66176784432415658" table:style-name="ce39">
            <text:p>66,2%</text:p>
          </table:table-cell>
          <table:table-cell office:value-type="float" office:value="52891" table:style-name="ce38">
            <text:p>52.891</text:p>
          </table:table-cell>
          <table:table-cell office:value-type="percentage" office:value="0.29031160291349001" table:style-name="ce39">
            <text:p>29,0%</text:p>
          </table:table-cell>
          <table:table-cell office:value-type="float" office:value="16791" table:style-name="ce38">
            <text:p>16.791</text:p>
          </table:table-cell>
          <table:table-cell office:value-type="percentage" office:value="0.12172507285670789" table:style-name="ce39">
            <text:p>12,2%</text:p>
          </table:table-cell>
          <table:table-cell office:value-type="float" office:value="2367" table:style-name="ce38">
            <text:p>2.367</text:p>
          </table:table-cell>
          <table:table-cell office:value-type="percentage" office:value="2.4790532048596565E-2" table:style-name="ce39">
            <text:p>2,5%</text:p>
          </table:table-cell>
          <table:table-cell office:value-type="float" office:value="559361" table:style-name="ce38">
            <text:p>559.361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54051486809416094" table:style-name="ce39">
            <text:p>54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9789" table:style-name="ce38">
            <text:p>89.789</text:p>
          </table:table-cell>
          <table:table-cell office:value-type="percentage" office:value="0.99504632297530915" table:style-name="ce39">
            <text:p>99,5%</text:p>
          </table:table-cell>
          <table:table-cell office:value-type="float" office:value="145684" table:style-name="ce38">
            <text:p>145.684</text:p>
          </table:table-cell>
          <table:table-cell office:value-type="percentage" office:value="0.94274935126285342" table:style-name="ce39">
            <text:p>94,3%</text:p>
          </table:table-cell>
          <table:table-cell office:value-type="float" office:value="163138" table:style-name="ce38">
            <text:p>163.138</text:p>
          </table:table-cell>
          <table:table-cell office:value-type="percentage" office:value="0.69393258809317204" table:style-name="ce39">
            <text:p>69,4%</text:p>
          </table:table-cell>
          <table:table-cell office:value-type="float" office:value="278151" table:style-name="ce38">
            <text:p>278.151</text:p>
          </table:table-cell>
          <table:table-cell office:value-type="percentage" office:value="0.7935562833797416" table:style-name="ce39">
            <text:p>79,4%</text:p>
          </table:table-cell>
          <table:table-cell office:value-type="float" office:value="228088" table:style-name="ce38">
            <text:p>228.088</text:p>
          </table:table-cell>
          <table:table-cell office:value-type="percentage" office:value="0.58797083964900343" table:style-name="ce39">
            <text:p>58,8%</text:p>
          </table:table-cell>
          <table:table-cell office:value-type="float" office:value="78958" table:style-name="ce38">
            <text:p>78.958</text:p>
          </table:table-cell>
          <table:table-cell office:value-type="percentage" office:value="0.25393813478101462" table:style-name="ce39">
            <text:p>25,4%</text:p>
          </table:table-cell>
          <table:table-cell office:value-type="float" office:value="30283" table:style-name="ce38">
            <text:p>30.283</text:p>
          </table:table-cell>
          <table:table-cell office:value-type="percentage" office:value="0.12029092584648141" table:style-name="ce39">
            <text:p>12,0%</text:p>
          </table:table-cell>
          <table:table-cell office:value-type="float" office:value="1342" table:style-name="ce38">
            <text:p>1.342</text:p>
          </table:table-cell>
          <table:table-cell office:value-type="percentage" office:value="7.4639732587306797E-3" table:style-name="ce39">
            <text:p>0,7%</text:p>
          </table:table-cell>
          <table:table-cell office:value-type="float" office:value="1015433" table:style-name="ce38">
            <text:p>1.015.433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5178735540148941" table:style-name="ce39">
            <text:p>51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723" table:style-name="ce38">
            <text:p>41.723</text:p>
          </table:table-cell>
          <table:table-cell office:value-type="percentage" office:value="1" table:style-name="ce39">
            <text:p>100,0%</text:p>
          </table:table-cell>
          <table:table-cell office:value-type="float" office:value="55340" table:style-name="ce38">
            <text:p>55.340</text:p>
          </table:table-cell>
          <table:table-cell office:value-type="percentage" office:value="1" table:style-name="ce39">
            <text:p>100,0%</text:p>
          </table:table-cell>
          <table:table-cell office:value-type="float" office:value="59487" table:style-name="ce38">
            <text:p>59.487</text:p>
          </table:table-cell>
          <table:table-cell office:value-type="percentage" office:value="0.76911241838515743" table:style-name="ce39">
            <text:p>76,9%</text:p>
          </table:table-cell>
          <table:table-cell office:value-type="float" office:value="76067" table:style-name="ce38">
            <text:p>76.067</text:p>
          </table:table-cell>
          <table:table-cell office:value-type="percentage" office:value="0.84552709972878037" table:style-name="ce39">
            <text:p>84,6%</text:p>
          </table:table-cell>
          <table:table-cell office:value-type="float" office:value="58120" table:style-name="ce38">
            <text:p>58.120</text:p>
          </table:table-cell>
          <table:table-cell office:value-type="percentage" office:value="0.59446245742515524" table:style-name="ce39">
            <text:p>59,4%</text:p>
          </table:table-cell>
          <table:table-cell office:value-type="float" office:value="9294" table:style-name="ce38">
            <text:p>9.294</text:p>
          </table:table-cell>
          <table:table-cell office:value-type="percentage" office:value="0.13188029458090333" table:style-name="ce39">
            <text:p>13,2%</text:p>
          </table:table-cell>
          <table:table-cell office:value-type="float" office:value="5198" table:style-name="ce38">
            <text:p>5.198</text:p>
          </table:table-cell>
          <table:table-cell office:value-type="percentage" office:value="0.10292050292050292" table:style-name="ce39">
            <text:p>10,3%</text:p>
          </table:table-cell>
          <table:table-cell office:value-type="float" office:value="177" table:style-name="ce38">
            <text:p>177</text:p>
          </table:table-cell>
          <table:table-cell office:value-type="percentage" office:value="4.0261128676386962E-3" table:style-name="ce39">
            <text:p>0,4%</text:p>
          </table:table-cell>
          <table:table-cell office:value-type="float" office:value="305406" table:style-name="ce38">
            <text:p>305.406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58269465225031336" table:style-name="ce39">
            <text:p>58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731" table:style-name="ce38">
            <text:p>225.731</text:p>
          </table:table-cell>
          <table:table-cell office:value-type="percentage" office:value="1" table:style-name="ce39">
            <text:p>100,0%</text:p>
          </table:table-cell>
          <table:table-cell office:value-type="float" office:value="247243" table:style-name="ce38">
            <text:p>247.243</text:p>
          </table:table-cell>
          <table:table-cell office:value-type="percentage" office:value="1" table:style-name="ce39">
            <text:p>100,0%</text:p>
          </table:table-cell>
          <table:table-cell office:value-type="float" office:value="291504" table:style-name="ce38">
            <text:p>291.504</text:p>
          </table:table-cell>
          <table:table-cell office:value-type="percentage" office:value="0.9150247194538178" table:style-name="ce39">
            <text:p>91,5%</text:p>
          </table:table-cell>
          <table:table-cell office:value-type="float" office:value="331685" table:style-name="ce38">
            <text:p>331.685</text:p>
          </table:table-cell>
          <table:table-cell office:value-type="percentage" office:value="0.87016462254869809" table:style-name="ce39">
            <text:p>87,0%</text:p>
          </table:table-cell>
          <table:table-cell office:value-type="float" office:value="222837" table:style-name="ce38">
            <text:p>222.837</text:p>
          </table:table-cell>
          <table:table-cell office:value-type="percentage" office:value="0.61336067491501634" table:style-name="ce39">
            <text:p>61,3%</text:p>
          </table:table-cell>
          <table:table-cell office:value-type="float" office:value="46565" table:style-name="ce38">
            <text:p>46.565</text:p>
          </table:table-cell>
          <table:table-cell office:value-type="percentage" office:value="0.17389079964000703" table:style-name="ce39">
            <text:p>17,4%</text:p>
          </table:table-cell>
          <table:table-cell office:value-type="float" office:value="24931" table:style-name="ce38">
            <text:p>24.931</text:p>
          </table:table-cell>
          <table:table-cell office:value-type="percentage" office:value="0.11815303830222837" table:style-name="ce39">
            <text:p>11,8%</text:p>
          </table:table-cell>
          <table:table-cell office:value-type="float" office:value="1033" table:style-name="ce38">
            <text:p>1.033</text:p>
          </table:table-cell>
          <table:table-cell office:value-type="percentage" office:value="6.2476563728514232E-3" table:style-name="ce39">
            <text:p>0,6%</text:p>
          </table:table-cell>
          <table:table-cell office:value-type="float" office:value="1391529" table:style-name="ce38">
            <text:p>1.391.529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3941508638931233" table:style-name="ce39">
            <text:p>63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363" table:style-name="ce38">
            <text:p>135.363</text:p>
          </table:table-cell>
          <table:table-cell office:value-type="percentage" office:value="1" table:style-name="ce39">
            <text:p>100,0%</text:p>
          </table:table-cell>
          <table:table-cell office:value-type="float" office:value="155898" table:style-name="ce38">
            <text:p>155.898</text:p>
          </table:table-cell>
          <table:table-cell office:value-type="percentage" office:value="0.97986813407835271" table:style-name="ce39">
            <text:p>98,0%</text:p>
          </table:table-cell>
          <table:table-cell office:value-type="float" office:value="158866" table:style-name="ce38">
            <text:p>158.866</text:p>
          </table:table-cell>
          <table:table-cell office:value-type="percentage" office:value="0.72726190694182491" table:style-name="ce39">
            <text:p>72,7%</text:p>
          </table:table-cell>
          <table:table-cell office:value-type="float" office:value="251302" table:style-name="ce38">
            <text:p>251.302</text:p>
          </table:table-cell>
          <table:table-cell office:value-type="percentage" office:value="0.8173007499723558" table:style-name="ce39">
            <text:p>81,7%</text:p>
          </table:table-cell>
          <table:table-cell office:value-type="float" office:value="226551" table:style-name="ce38">
            <text:p>226.551</text:p>
          </table:table-cell>
          <table:table-cell office:value-type="percentage" office:value="0.68526186839279501" table:style-name="ce39">
            <text:p>68,5%</text:p>
          </table:table-cell>
          <table:table-cell office:value-type="float" office:value="66365" table:style-name="ce38">
            <text:p>66.365</text:p>
          </table:table-cell>
          <table:table-cell office:value-type="percentage" office:value="0.24958537199935316" table:style-name="ce39">
            <text:p>25,0%</text:p>
          </table:table-cell>
          <table:table-cell office:value-type="float" office:value="18997" table:style-name="ce38">
            <text:p>18.997</text:p>
          </table:table-cell>
          <table:table-cell office:value-type="percentage" office:value="8.7106639949745282E-2" table:style-name="ce39">
            <text:p>8,7%</text:p>
          </table:table-cell>
          <table:table-cell office:value-type="float" office:value="757" table:style-name="ce38">
            <text:p>757</text:p>
          </table:table-cell>
          <table:table-cell office:value-type="percentage" office:value="4.3512749178028646E-3" table:style-name="ce39">
            <text:p>0,4%</text:p>
          </table:table-cell>
          <table:table-cell office:value-type="float" office:value="1014099" table:style-name="ce38">
            <text:p>1.014.099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56065234986598733" table:style-name="ce39">
            <text:p>56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8507" table:style-name="ce38">
            <text:p>448.507</text:p>
          </table:table-cell>
          <table:table-cell office:value-type="percentage" office:value="1" table:style-name="ce39">
            <text:p>100,0%</text:p>
          </table:table-cell>
          <table:table-cell office:value-type="float" office:value="604055" table:style-name="ce38">
            <text:p>604.055</text:p>
          </table:table-cell>
          <table:table-cell office:value-type="percentage" office:value="0.95083048424976235" table:style-name="ce39">
            <text:p>95,1%</text:p>
          </table:table-cell>
          <table:table-cell office:value-type="float" office:value="702976" table:style-name="ce38">
            <text:p>702.976</text:p>
          </table:table-cell>
          <table:table-cell office:value-type="percentage" office:value="0.83929014880895525" table:style-name="ce39">
            <text:p>83,9%</text:p>
          </table:table-cell>
          <table:table-cell office:value-type="float" office:value="894696" table:style-name="ce38">
            <text:p>894.696</text:p>
          </table:table-cell>
          <table:table-cell office:value-type="percentage" office:value="0.81948377878327139" table:style-name="ce39">
            <text:p>81,9%</text:p>
          </table:table-cell>
          <table:table-cell office:value-type="float" office:value="914468" table:style-name="ce38">
            <text:p>914.468</text:p>
          </table:table-cell>
          <table:table-cell office:value-type="percentage" office:value="0.69448606612467767" table:style-name="ce39">
            <text:p>69,4%</text:p>
          </table:table-cell>
          <table:table-cell office:value-type="float" office:value="293677" table:style-name="ce38">
            <text:p>293.677</text:p>
          </table:table-cell>
          <table:table-cell office:value-type="percentage" office:value="0.28112424041690437" table:style-name="ce39">
            <text:p>28,1%</text:p>
          </table:table-cell>
          <table:table-cell office:value-type="float" office:value="141106" table:style-name="ce38">
            <text:p>141.106</text:p>
          </table:table-cell>
          <table:table-cell office:value-type="percentage" office:value="0.16819658257195133" table:style-name="ce39">
            <text:p>16,8%</text:p>
          </table:table-cell>
          <table:table-cell office:value-type="float" office:value="17224" table:style-name="ce38">
            <text:p>17.224</text:p>
          </table:table-cell>
          <table:table-cell office:value-type="percentage" office:value="2.6249455168356788E-2" table:style-name="ce39">
            <text:p>2,6%</text:p>
          </table:table-cell>
          <table:table-cell office:value-type="float" office:value="4016709" table:style-name="ce38">
            <text:p>4.016.709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58481340523793157" table:style-name="ce39">
            <text:p>58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235" table:style-name="ce38">
            <text:p>291.235</text:p>
          </table:table-cell>
          <table:table-cell office:value-type="percentage" office:value="1" table:style-name="ce39">
            <text:p>100,0%</text:p>
          </table:table-cell>
          <table:table-cell office:value-type="float" office:value="427148" table:style-name="ce38">
            <text:p>427.148</text:p>
          </table:table-cell>
          <table:table-cell office:value-type="percentage" office:value="0.97553110340700955" table:style-name="ce39">
            <text:p>97,6%</text:p>
          </table:table-cell>
          <table:table-cell office:value-type="float" office:value="496816" table:style-name="ce38">
            <text:p>496.816</text:p>
          </table:table-cell>
          <table:table-cell office:value-type="percentage" office:value="0.85550550343706522" table:style-name="ce39">
            <text:p>85,6%</text:p>
          </table:table-cell>
          <table:table-cell office:value-type="float" office:value="644406" table:style-name="ce38">
            <text:p>644.406</text:p>
          </table:table-cell>
          <table:table-cell office:value-type="percentage" office:value="0.85654243992694734" table:style-name="ce39">
            <text:p>85,7%</text:p>
          </table:table-cell>
          <table:table-cell office:value-type="float" office:value="421806" table:style-name="ce38">
            <text:p>421.806</text:p>
          </table:table-cell>
          <table:table-cell office:value-type="percentage" office:value="0.49531698426938847" table:style-name="ce39">
            <text:p>49,5%</text:p>
          </table:table-cell>
          <table:table-cell office:value-type="float" office:value="75017" table:style-name="ce38">
            <text:p>75.017</text:p>
          </table:table-cell>
          <table:table-cell office:value-type="percentage" office:value="0.11563153651818318" table:style-name="ce39">
            <text:p>11,6%</text:p>
          </table:table-cell>
          <table:table-cell office:value-type="float" office:value="49861" table:style-name="ce38">
            <text:p>49.861</text:p>
          </table:table-cell>
          <table:table-cell office:value-type="percentage" office:value="9.6606255061748483E-2" table:style-name="ce39">
            <text:p>9,7%</text:p>
          </table:table-cell>
          <table:table-cell office:value-type="float" office:value="2109" table:style-name="ce38">
            <text:p>2.109</text:p>
          </table:table-cell>
          <table:table-cell office:value-type="percentage" office:value="4.9678350933147399E-3" table:style-name="ce39">
            <text:p>0,5%</text:p>
          </table:table-cell>
          <table:table-cell office:value-type="float" office:value="2408398" table:style-name="ce38">
            <text:p>2.408.398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3657569335043498" table:style-name="ce39">
            <text:p>53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703" table:style-name="ce38">
            <text:p>76.703</text:p>
          </table:table-cell>
          <table:table-cell office:value-type="percentage" office:value="1" table:style-name="ce39">
            <text:p>100,0%</text:p>
          </table:table-cell>
          <table:table-cell office:value-type="float" office:value="91220" table:style-name="ce38">
            <text:p>91.220</text:p>
          </table:table-cell>
          <table:table-cell office:value-type="percentage" office:value="0.99285994166049896" table:style-name="ce39">
            <text:p>99,3%</text:p>
          </table:table-cell>
          <table:table-cell office:value-type="float" office:value="113761" table:style-name="ce38">
            <text:p>113.761</text:p>
          </table:table-cell>
          <table:table-cell office:value-type="percentage" office:value="0.90793075652250255" table:style-name="ce39">
            <text:p>90,8%</text:p>
          </table:table-cell>
          <table:table-cell office:value-type="float" office:value="151732" table:style-name="ce38">
            <text:p>151.732</text:p>
          </table:table-cell>
          <table:table-cell office:value-type="percentage" office:value="0.89667643721633883" table:style-name="ce39">
            <text:p>89,7%</text:p>
          </table:table-cell>
          <table:table-cell office:value-type="float" office:value="121588" table:style-name="ce38">
            <text:p>121.588</text:p>
          </table:table-cell>
          <table:table-cell office:value-type="percentage" office:value="0.76233588724340728" table:style-name="ce39">
            <text:p>76,2%</text:p>
          </table:table-cell>
          <table:table-cell office:value-type="float" office:value="30110" table:style-name="ce38">
            <text:p>30.110</text:p>
          </table:table-cell>
          <table:table-cell office:value-type="percentage" office:value="0.22557855542819469" table:style-name="ce39">
            <text:p>22,6%</text:p>
          </table:table-cell>
          <table:table-cell office:value-type="float" office:value="10426" table:style-name="ce38">
            <text:p>10.426</text:p>
          </table:table-cell>
          <table:table-cell office:value-type="percentage" office:value="9.200494175785387E-2" table:style-name="ce39">
            <text:p>9,2%</text:p>
          </table:table-cell>
          <table:table-cell office:value-type="float" office:value="401" table:style-name="ce38">
            <text:p>401</text:p>
          </table:table-cell>
          <table:table-cell office:value-type="percentage" office:value="4.7315634218289089E-3" table:style-name="ce39">
            <text:p>0,5%</text:p>
          </table:table-cell>
          <table:table-cell office:value-type="float" office:value="595941" table:style-name="ce38">
            <text:p>595.941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6250449688862505" table:style-name="ce39">
            <text:p>62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287" table:style-name="ce38">
            <text:p>239.287</text:p>
          </table:table-cell>
          <table:table-cell office:value-type="percentage" office:value="1" table:style-name="ce39">
            <text:p>100,0%</text:p>
          </table:table-cell>
          <table:table-cell office:value-type="float" office:value="287831" table:style-name="ce38">
            <text:p>287.831</text:p>
          </table:table-cell>
          <table:table-cell office:value-type="percentage" office:value="0.99333591016075262" table:style-name="ce39">
            <text:p>99,3%</text:p>
          </table:table-cell>
          <table:table-cell office:value-type="float" office:value="323268" table:style-name="ce38">
            <text:p>323.268</text:p>
          </table:table-cell>
          <table:table-cell office:value-type="percentage" office:value="0.93180409711553147" table:style-name="ce39">
            <text:p>93,2%</text:p>
          </table:table-cell>
          <table:table-cell office:value-type="float" office:value="370385" table:style-name="ce38">
            <text:p>370.385</text:p>
          </table:table-cell>
          <table:table-cell office:value-type="percentage" office:value="0.91252780932718058" table:style-name="ce39">
            <text:p>91,3%</text:p>
          </table:table-cell>
          <table:table-cell office:value-type="float" office:value="325480" table:style-name="ce38">
            <text:p>325.480</text:p>
          </table:table-cell>
          <table:table-cell office:value-type="percentage" office:value="0.73435148605323308" table:style-name="ce39">
            <text:p>73,4%</text:p>
          </table:table-cell>
          <table:table-cell office:value-type="float" office:value="43892" table:style-name="ce38">
            <text:p>43.892</text:p>
          </table:table-cell>
          <table:table-cell office:value-type="percentage" office:value="0.1357171127492208" table:style-name="ce39">
            <text:p>13,6%</text:p>
          </table:table-cell>
          <table:table-cell office:value-type="float" office:value="19869" table:style-name="ce38">
            <text:p>19.869</text:p>
          </table:table-cell>
          <table:table-cell office:value-type="percentage" office:value="8.6020062256202887E-2" table:style-name="ce39">
            <text:p>8,6%</text:p>
          </table:table-cell>
          <table:table-cell office:value-type="float" office:value="399" table:style-name="ce38">
            <text:p>399</text:p>
          </table:table-cell>
          <table:table-cell office:value-type="percentage" office:value="2.2165804663151988E-3" table:style-name="ce39">
            <text:p>0,2%</text:p>
          </table:table-cell>
          <table:table-cell office:value-type="float" office:value="1610411" table:style-name="ce38">
            <text:p>1.610.411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5610632239517919" table:style-name="ce39">
            <text:p>65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60" table:style-name="ce38">
            <text:p>23.060</text:p>
          </table:table-cell>
          <table:table-cell office:value-type="percentage" office:value="1" table:style-name="ce39">
            <text:p>100,0%</text:p>
          </table:table-cell>
          <table:table-cell office:value-type="float" office:value="28372" table:style-name="ce38">
            <text:p>28.372</text:p>
          </table:table-cell>
          <table:table-cell office:value-type="percentage" office:value="1" table:style-name="ce39">
            <text:p>100,0%</text:p>
          </table:table-cell>
          <table:table-cell office:value-type="float" office:value="34654" table:style-name="ce38">
            <text:p>34.654</text:p>
          </table:table-cell>
          <table:table-cell office:value-type="percentage" office:value="0.91876557611750354" table:style-name="ce39">
            <text:p>91,9%</text:p>
          </table:table-cell>
          <table:table-cell office:value-type="float" office:value="41404" table:style-name="ce38">
            <text:p>41.404</text:p>
          </table:table-cell>
          <table:table-cell office:value-type="percentage" office:value="0.86866398120174559" table:style-name="ce39">
            <text:p>86,9%</text:p>
          </table:table-cell>
          <table:table-cell office:value-type="float" office:value="28973" table:style-name="ce38">
            <text:p>28.973</text:p>
          </table:table-cell>
          <table:table-cell office:value-type="percentage" office:value="0.54720758494343402" table:style-name="ce39">
            <text:p>54,7%</text:p>
          </table:table-cell>
          <table:table-cell office:value-type="float" office:value="6031" table:style-name="ce38">
            <text:p>6.031</text:p>
          </table:table-cell>
          <table:table-cell office:value-type="percentage" office:value="0.15338640351992675" table:style-name="ce39">
            <text:p>15,3%</text:p>
          </table:table-cell>
          <table:table-cell office:value-type="float" office:value="3483" table:style-name="ce38">
            <text:p>3.483</text:p>
          </table:table-cell>
          <table:table-cell office:value-type="percentage" office:value="0.11435419265874319" table:style-name="ce39">
            <text:p>11,4%</text:p>
          </table:table-cell>
          <table:table-cell office:value-type="float" office:value="176" table:style-name="ce38">
            <text:p>176</text:p>
          </table:table-cell>
          <table:table-cell office:value-type="percentage" office:value="6.8933103556321476E-3" table:style-name="ce39">
            <text:p>0,7%</text:p>
          </table:table-cell>
          <table:table-cell office:value-type="float" office:value="166153" table:style-name="ce38">
            <text:p>166.153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8510758178680844" table:style-name="ce39">
            <text:p>58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8245" table:style-name="ce38">
            <text:p>368.245</text:p>
          </table:table-cell>
          <table:table-cell office:value-type="percentage" office:value="1" table:style-name="ce39">
            <text:p>100,0%</text:p>
          </table:table-cell>
          <table:table-cell office:value-type="float" office:value="503393" table:style-name="ce38">
            <text:p>503.393</text:p>
          </table:table-cell>
          <table:table-cell office:value-type="percentage" office:value="0.95687356129569401" table:style-name="ce39">
            <text:p>95,7%</text:p>
          </table:table-cell>
          <table:table-cell office:value-type="float" office:value="616966" table:style-name="ce38">
            <text:p>616.966</text:p>
          </table:table-cell>
          <table:table-cell office:value-type="percentage" office:value="0.87721573160553545" table:style-name="ce39">
            <text:p>87,7%</text:p>
          </table:table-cell>
          <table:table-cell office:value-type="float" office:value="865937" table:style-name="ce38">
            <text:p>865.937</text:p>
          </table:table-cell>
          <table:table-cell office:value-type="percentage" office:value="0.89016461019569626" table:style-name="ce39">
            <text:p>89,0%</text:p>
          </table:table-cell>
          <table:table-cell office:value-type="float" office:value="565053" table:style-name="ce38">
            <text:p>565.053</text:p>
          </table:table-cell>
          <table:table-cell office:value-type="percentage" office:value="0.48462011490851831" table:style-name="ce39">
            <text:p>48,5%</text:p>
          </table:table-cell>
          <table:table-cell office:value-type="float" office:value="176263" table:style-name="ce38">
            <text:p>176.263</text:p>
          </table:table-cell>
          <table:table-cell office:value-type="percentage" office:value="0.18561033654858683" table:style-name="ce39">
            <text:p>18,6%</text:p>
          </table:table-cell>
          <table:table-cell office:value-type="float" office:value="112127" table:style-name="ce38">
            <text:p>112.127</text:p>
          </table:table-cell>
          <table:table-cell office:value-type="percentage" office:value="0.15101787938987846" table:style-name="ce39">
            <text:p>15,1%</text:p>
          </table:table-cell>
          <table:table-cell office:value-type="float" office:value="8298" table:style-name="ce38">
            <text:p>8.298</text:p>
          </table:table-cell>
          <table:table-cell office:value-type="percentage" office:value="1.4990732410548793E-2" table:style-name="ce39">
            <text:p>1,5%</text:p>
          </table:table-cell>
          <table:table-cell office:value-type="float" office:value="3216282" table:style-name="ce38">
            <text:p>3.216.282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53802540910016283" table:style-name="ce39">
            <text:p>53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285" table:style-name="ce38">
            <text:p>72.285</text:p>
          </table:table-cell>
          <table:table-cell office:value-type="percentage" office:value="1" table:style-name="ce39">
            <text:p>100,0%</text:p>
          </table:table-cell>
          <table:table-cell office:value-type="float" office:value="98897" table:style-name="ce38">
            <text:p>98.897</text:p>
          </table:table-cell>
          <table:table-cell office:value-type="percentage" office:value="0.96110749375601323" table:style-name="ce39">
            <text:p>96,1%</text:p>
          </table:table-cell>
          <table:table-cell office:value-type="float" office:value="118512" table:style-name="ce38">
            <text:p>118.512</text:p>
          </table:table-cell>
          <table:table-cell office:value-type="percentage" office:value="0.80670346949472127" table:style-name="ce39">
            <text:p>80,7%</text:p>
          </table:table-cell>
          <table:table-cell office:value-type="float" office:value="184263" table:style-name="ce38">
            <text:p>184.263</text:p>
          </table:table-cell>
          <table:table-cell office:value-type="percentage" office:value="0.86404602918557982" table:style-name="ce39">
            <text:p>86,4%</text:p>
          </table:table-cell>
          <table:table-cell office:value-type="float" office:value="182917" table:style-name="ce38">
            <text:p>182.917</text:p>
          </table:table-cell>
          <table:table-cell office:value-type="percentage" office:value="0.71970081485066317" table:style-name="ce39">
            <text:p>72,0%</text:p>
          </table:table-cell>
          <table:table-cell office:value-type="float" office:value="35141" table:style-name="ce38">
            <text:p>35.141</text:p>
          </table:table-cell>
          <table:table-cell office:value-type="percentage" office:value="0.16813634254053769" table:style-name="ce39">
            <text:p>16,8%</text:p>
          </table:table-cell>
          <table:table-cell office:value-type="float" office:value="21270" table:style-name="ce38">
            <text:p>21.270</text:p>
          </table:table-cell>
          <table:table-cell office:value-type="percentage" office:value="0.12348474292880034" table:style-name="ce39">
            <text:p>12,3%</text:p>
          </table:table-cell>
          <table:table-cell office:value-type="float" office:value="1332" table:style-name="ce38">
            <text:p>1.332</text:p>
          </table:table-cell>
          <table:table-cell office:value-type="percentage" office:value="9.3872891031333248E-3" table:style-name="ce39">
            <text:p>0,9%</text:p>
          </table:table-cell>
          <table:table-cell office:value-type="float" office:value="714617" table:style-name="ce38">
            <text:p>714.617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454521168396893" table:style-name="ce39">
            <text:p>54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898" table:style-name="ce38">
            <text:p>41.898</text:p>
          </table:table-cell>
          <table:table-cell office:value-type="percentage" office:value="1" table:style-name="ce39">
            <text:p>100,0%</text:p>
          </table:table-cell>
          <table:table-cell office:value-type="float" office:value="55446" table:style-name="ce38">
            <text:p>55.446</text:p>
          </table:table-cell>
          <table:table-cell office:value-type="percentage" office:value="0.99379839403498704" table:style-name="ce39">
            <text:p>99,4%</text:p>
          </table:table-cell>
          <table:table-cell office:value-type="float" office:value="58167" table:style-name="ce38">
            <text:p>58.167</text:p>
          </table:table-cell>
          <table:table-cell office:value-type="percentage" office:value="0.78770109961540546" table:style-name="ce39">
            <text:p>78,8%</text:p>
          </table:table-cell>
          <table:table-cell office:value-type="float" office:value="86294" table:style-name="ce38">
            <text:p>86.294</text:p>
          </table:table-cell>
          <table:table-cell office:value-type="percentage" office:value="0.89244420543156766" table:style-name="ce39">
            <text:p>89,2%</text:p>
          </table:table-cell>
          <table:table-cell office:value-type="float" office:value="83679" table:style-name="ce38">
            <text:p>83.679</text:p>
          </table:table-cell>
          <table:table-cell office:value-type="percentage" office:value="0.77479120757023023" table:style-name="ce39">
            <text:p>77,5%</text:p>
          </table:table-cell>
          <table:table-cell office:value-type="float" office:value="17710" table:style-name="ce38">
            <text:p>17.710</text:p>
          </table:table-cell>
          <table:table-cell office:value-type="percentage" office:value="0.21772537834548383" table:style-name="ce39">
            <text:p>21,8%</text:p>
          </table:table-cell>
          <table:table-cell office:value-type="float" office:value="9624" table:style-name="ce38">
            <text:p>9.624</text:p>
          </table:table-cell>
          <table:table-cell office:value-type="percentage" office:value="0.14126557752432956" table:style-name="ce39">
            <text:p>14,1%</text:p>
          </table:table-cell>
          <table:table-cell office:value-type="float" office:value="595" table:style-name="ce38">
            <text:p>595</text:p>
          </table:table-cell>
          <table:table-cell office:value-type="percentage" office:value="1.0551890473150315E-2" table:style-name="ce39">
            <text:p>1,1%</text:p>
          </table:table-cell>
          <table:table-cell office:value-type="float" office:value="353413" table:style-name="ce38">
            <text:p>353.413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0791359481486318" table:style-name="ce39">
            <text:p>60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156" table:style-name="ce38">
            <text:p>161.156</text:p>
          </table:table-cell>
          <table:table-cell office:value-type="percentage" office:value="1.0202975625197848" table:style-name="ce39">
            <text:p>102,0%</text:p>
          </table:table-cell>
          <table:table-cell office:value-type="float" office:value="210823" table:style-name="ce38">
            <text:p>210.823</text:p>
          </table:table-cell>
          <table:table-cell office:value-type="percentage" office:value="0.98940309084338818" table:style-name="ce39">
            <text:p>98,9%</text:p>
          </table:table-cell>
          <table:table-cell office:value-type="float" office:value="188277" table:style-name="ce38">
            <text:p>188.277</text:p>
          </table:table-cell>
          <table:table-cell office:value-type="percentage" office:value="0.67213220095745019" table:style-name="ce39">
            <text:p>67,2%</text:p>
          </table:table-cell>
          <table:table-cell office:value-type="float" office:value="301475" table:style-name="ce38">
            <text:p>301.475</text:p>
          </table:table-cell>
          <table:table-cell office:value-type="percentage" office:value="0.88675116257864506" table:style-name="ce39">
            <text:p>88,7%</text:p>
          </table:table-cell>
          <table:table-cell office:value-type="float" office:value="243078" table:style-name="ce38">
            <text:p>243.078</text:p>
          </table:table-cell>
          <table:table-cell office:value-type="percentage" office:value="0.67123957220137354" table:style-name="ce39">
            <text:p>67,1%</text:p>
          </table:table-cell>
          <table:table-cell office:value-type="float" office:value="48376" table:style-name="ce38">
            <text:p>48.376</text:p>
          </table:table-cell>
          <table:table-cell office:value-type="percentage" office:value="0.18567376594266588" table:style-name="ce39">
            <text:p>18,6%</text:p>
          </table:table-cell>
          <table:table-cell office:value-type="float" office:value="29636" table:style-name="ce38">
            <text:p>29.636</text:p>
          </table:table-cell>
          <table:table-cell office:value-type="percentage" office:value="0.14705211031389245" table:style-name="ce39">
            <text:p>14,7%</text:p>
          </table:table-cell>
          <table:table-cell office:value-type="float" office:value="2033" table:style-name="ce38">
            <text:p>2.033</text:p>
          </table:table-cell>
          <table:table-cell office:value-type="percentage" office:value="1.2057696641875141E-2" table:style-name="ce39">
            <text:p>1,2%</text:p>
          </table:table-cell>
          <table:table-cell office:value-type="float" office:value="1184854" table:style-name="ce38">
            <text:p>1.184.854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59722179518262375" table:style-name="ce39">
            <text:p>59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42" table:style-name="ce38">
            <text:p>2.342</text:p>
          </table:table-cell>
          <table:table-cell office:value-type="percentage" office:value="0.89904030710172744" table:style-name="ce39">
            <text:p>89,9%</text:p>
          </table:table-cell>
          <table:table-cell office:value-type="float" office:value="3768" table:style-name="ce38">
            <text:p>3.768</text:p>
          </table:table-cell>
          <table:table-cell office:value-type="percentage" office:value="0.87262621584066702" table:style-name="ce39">
            <text:p>87,3%</text:p>
          </table:table-cell>
          <table:table-cell office:value-type="float" office:value="6449" table:style-name="ce38">
            <text:p>6.449</text:p>
          </table:table-cell>
          <table:table-cell office:value-type="percentage" office:value="0.82079674175894102" table:style-name="ce39">
            <text:p>82,1%</text:p>
          </table:table-cell>
          <table:table-cell office:value-type="float" office:value="9468" table:style-name="ce38">
            <text:p>9.468</text:p>
          </table:table-cell>
          <table:table-cell office:value-type="percentage" office:value="0.81931464174454827" table:style-name="ce39">
            <text:p>81,9%</text:p>
          </table:table-cell>
          <table:table-cell office:value-type="float" office:value="9291" table:style-name="ce38">
            <text:p>9.291</text:p>
          </table:table-cell>
          <table:table-cell office:value-type="percentage" office:value="0.73493118177503558" table:style-name="ce39">
            <text:p>73,5%</text:p>
          </table:table-cell>
          <table:table-cell office:value-type="float" office:value="6181" table:style-name="ce38">
            <text:p>6.181</text:p>
          </table:table-cell>
          <table:table-cell office:value-type="percentage" office:value="0.51967378510173201" table:style-name="ce39">
            <text:p>52,0%</text:p>
          </table:table-cell>
          <table:table-cell office:value-type="float" office:value="2769" table:style-name="ce38">
            <text:p>2.769</text:p>
          </table:table-cell>
          <table:table-cell office:value-type="percentage" office:value="0.25248472690799673" table:style-name="ce39">
            <text:p>25,2%</text:p>
          </table:table-cell>
          <table:table-cell office:value-type="float" office:value="203" table:style-name="ce38">
            <text:p>203</text:p>
          </table:table-cell>
          <table:table-cell office:value-type="percentage" office:value="2.2244137628753012E-2" table:style-name="ce39">
            <text:p>2,2%</text:p>
          </table:table-cell>
          <table:table-cell office:value-type="float" office:value="40471" table:style-name="ce38">
            <text:p>40.471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57029521595152544" table:style-name="ce39">
            <text:p>57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15" table:style-name="ce38">
            <text:p>1.915</text:p>
          </table:table-cell>
          <table:table-cell office:value-type="percentage" office:value="0.81524052788420609" table:style-name="ce39">
            <text:p>81,5%</text:p>
          </table:table-cell>
          <table:table-cell office:value-type="float" office:value="3150" table:style-name="ce38">
            <text:p>3.150</text:p>
          </table:table-cell>
          <table:table-cell office:value-type="percentage" office:value="0.84044823906083244" table:style-name="ce39">
            <text:p>84,0%</text:p>
          </table:table-cell>
          <table:table-cell office:value-type="float" office:value="6537" table:style-name="ce38">
            <text:p>6.537</text:p>
          </table:table-cell>
          <table:table-cell office:value-type="percentage" office:value="0.83518589497891915" table:style-name="ce39">
            <text:p>83,5%</text:p>
          </table:table-cell>
          <table:table-cell office:value-type="float" office:value="8858" table:style-name="ce38">
            <text:p>8.858</text:p>
          </table:table-cell>
          <table:table-cell office:value-type="percentage" office:value="0.78396318258252939" table:style-name="ce39">
            <text:p>78,4%</text:p>
          </table:table-cell>
          <table:table-cell office:value-type="float" office:value="8784" table:style-name="ce38">
            <text:p>8.784</text:p>
          </table:table-cell>
          <table:table-cell office:value-type="percentage" office:value="0.73187802032994498" table:style-name="ce39">
            <text:p>73,2%</text:p>
          </table:table-cell>
          <table:table-cell office:value-type="float" office:value="6084" table:style-name="ce38">
            <text:p>6.084</text:p>
          </table:table-cell>
          <table:table-cell office:value-type="percentage" office:value="0.50144234731723403" table:style-name="ce39">
            <text:p>50,1%</text:p>
          </table:table-cell>
          <table:table-cell office:value-type="float" office:value="1647" table:style-name="ce38">
            <text:p>1.647</text:p>
          </table:table-cell>
          <table:table-cell office:value-type="percentage" office:value="0.13730721133805751" table:style-name="ce39">
            <text:p>13,7%</text:p>
          </table:table-cell>
          <table:table-cell office:value-type="float" office:value="297" table:style-name="ce38">
            <text:p>297</text:p>
          </table:table-cell>
          <table:table-cell office:value-type="percentage" office:value="3.1021516607478587E-2" table:style-name="ce39">
            <text:p>3,1%</text:p>
          </table:table-cell>
          <table:table-cell office:value-type="float" office:value="37272" table:style-name="ce38">
            <text:p>37.272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52549804728805671" table:style-name="ce39">
            <text:p>52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4" table:style-name="ce38">
            <text:p>14</text:p>
          </table:table-cell>
          <table:table-cell office:value-type="string" table:style-name="ce39">
            <text:p>-</text:p>
          </table:table-cell>
          <table:table-cell office:value-type="float" office:value="3126" table:style-name="ce38">
            <text:p>3.126</text:p>
          </table:table-cell>
          <table:table-cell office:value-type="string" table:style-name="ce39">
            <text:p>-</text:p>
          </table:table-cell>
          <table:table-cell office:value-type="float" office:value="8369" table:style-name="ce38">
            <text:p>8.369</text:p>
          </table:table-cell>
          <table:table-cell office:value-type="string" table:style-name="ce39">
            <text:p>-</text:p>
          </table:table-cell>
          <table:table-cell office:value-type="float" office:value="18590" table:style-name="ce38">
            <text:p>18.590</text:p>
          </table:table-cell>
          <table:table-cell office:value-type="string" table:style-name="ce39">
            <text:p>-</text:p>
          </table:table-cell>
          <table:table-cell office:value-type="float" office:value="24887" table:style-name="ce38">
            <text:p>24.887</text:p>
          </table:table-cell>
          <table:table-cell office:value-type="string" table:style-name="ce39">
            <text:p>-</text:p>
          </table:table-cell>
          <table:table-cell office:value-type="float" office:value="18367" table:style-name="ce38">
            <text:p>18.367</text:p>
          </table:table-cell>
          <table:table-cell office:value-type="string" table:style-name="ce39">
            <text:p>-</text:p>
          </table:table-cell>
          <table:table-cell office:value-type="float" office:value="656" table:style-name="ce38">
            <text:p>656</text:p>
          </table:table-cell>
          <table:table-cell office:value-type="string" table:style-name="ce39">
            <text:p>-</text:p>
          </table:table-cell>
          <table:table-cell office:value-type="float" office:value="74031" table:style-name="ce38">
            <text:p>74.031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4" table:style-name="ce41">
            <text:p>14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93" table:style-name="ce41">
            <text:p>93</text:p>
          </table:table-cell>
          <table:table-cell office:value-type="string" table:style-name="ce42">
            <text:p>-</text:p>
          </table:table-cell>
          <table:table-cell office:value-type="float" office:value="323" table:style-name="ce41">
            <text:p>323</text:p>
          </table:table-cell>
          <table:table-cell office:value-type="string" table:style-name="ce42">
            <text:p>-</text:p>
          </table:table-cell>
          <table:table-cell office:value-type="float" office:value="546" table:style-name="ce41">
            <text:p>546</text:p>
          </table:table-cell>
          <table:table-cell office:value-type="string" table:style-name="ce42">
            <text:p>-</text:p>
          </table:table-cell>
          <table:table-cell office:value-type="float" office:value="467" table:style-name="ce41">
            <text:p>467</text:p>
          </table:table-cell>
          <table:table-cell office:value-type="string" table:style-name="ce42">
            <text:p>-</text:p>
          </table:table-cell>
          <table:table-cell office:value-type="float" office:value="399" table:style-name="ce41">
            <text:p>399</text:p>
          </table:table-cell>
          <table:table-cell office:value-type="string" table:style-name="ce42">
            <text:p>-</text:p>
          </table:table-cell>
          <table:table-cell office:value-type="float" office:value="24" table:style-name="ce41">
            <text:p>24</text:p>
          </table:table-cell>
          <table:table-cell office:value-type="string" table:style-name="ce42">
            <text:p>-</text:p>
          </table:table-cell>
          <table:table-cell office:value-type="float" office:value="1885" table:style-name="ce41">
            <text:p>1.885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1188" table:style-name="ce45">
            <text:p>2.881.188</text:p>
          </table:table-cell>
          <table:table-cell office:value-type="percentage" office:value="1" table:style-name="ce46">
            <text:p>100,0%</text:p>
          </table:table-cell>
          <table:table-cell office:value-type="float" office:value="3867932" table:style-name="ce45">
            <text:p>3.867.932</text:p>
          </table:table-cell>
          <table:table-cell office:value-type="percentage" office:value="0.97673940573907625" table:style-name="ce46">
            <text:p>97,7%</text:p>
          </table:table-cell>
          <table:table-cell office:value-type="float" office:value="4389192" table:style-name="ce45">
            <text:p>4.389.192</text:p>
          </table:table-cell>
          <table:table-cell office:value-type="percentage" office:value="0.822410251778813" table:style-name="ce46">
            <text:p>82,2%</text:p>
          </table:table-cell>
          <table:table-cell office:value-type="float" office:value="6047432" table:style-name="ce45">
            <text:p>6.047.432</text:p>
          </table:table-cell>
          <table:table-cell office:value-type="percentage" office:value="0.85982779648717123" table:style-name="ce46">
            <text:p>86,0%</text:p>
          </table:table-cell>
          <table:table-cell office:value-type="float" office:value="5060190" table:style-name="ce45">
            <text:p>5.060.190</text:p>
          </table:table-cell>
          <table:table-cell office:value-type="percentage" office:value="0.64120104357253671" table:style-name="ce46">
            <text:p>64,1%</text:p>
          </table:table-cell>
          <table:table-cell office:value-type="float" office:value="1390624" table:style-name="ce45">
            <text:p>1.390.624</text:p>
          </table:table-cell>
          <table:table-cell office:value-type="percentage" office:value="0.22319968708284199" table:style-name="ce46">
            <text:p>22,3%</text:p>
          </table:table-cell>
          <table:table-cell office:value-type="float" office:value="656092" table:style-name="ce45">
            <text:p>656.092</text:p>
          </table:table-cell>
          <table:table-cell office:value-type="percentage" office:value="0.13268751617913538" table:style-name="ce46">
            <text:p>13,3%</text:p>
          </table:table-cell>
          <table:table-cell office:value-type="float" office:value="51358" table:style-name="ce45">
            <text:p>51.358</text:p>
          </table:table-cell>
          <table:table-cell office:value-type="percentage" office:value="1.3207031886863584E-2" table:style-name="ce46">
            <text:p>1,3%</text:p>
          </table:table-cell>
          <table:table-cell office:value-type="float" office:value="24344008" table:style-name="ce45">
            <text:p>24.344.008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57797027513906929" table:style-name="ce46">
            <text:p>57,8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7-20T16:11:58Z</meta:creation-date>
    <dc:date>2021-07-20T16:12:15Z</dc:date>
  </office:meta>
</office:document-meta>
</file>